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 Narrow" svg:font-family="'Aptos Narrow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6.002cm" fo:margin-left="0cm" fo:margin-top="0cm" fo:margin-bottom="0cm" table:align="left" style:writing-mode="page"/>
    </style:style>
    <style:style style:name="Tableau1.A" style:family="table-column">
      <style:table-column-properties style:column-width="2.125cm"/>
    </style:style>
    <style:style style:name="Tableau1.B" style:family="table-column">
      <style:table-column-properties style:column-width="2.129cm"/>
    </style:style>
    <style:style style:name="Tableau1.C" style:family="table-column">
      <style:table-column-properties style:column-width="3.177cm"/>
    </style:style>
    <style:style style:name="Tableau1.D" style:family="table-column">
      <style:table-column-properties style:column-width="8.571cm"/>
    </style:style>
    <style:style style:name="Tableau1.1" style:family="table-row">
      <style:table-row-properties style:min-row-height="0.45cm" fo:keep-together="auto"/>
    </style:style>
    <style:style style:name="Tableau1.A1" style:family="table-cell">
      <style:table-cell-properties style:vertical-align="bottom" fo:background-color="#ffb66c" fo:padding-left="0.123cm" fo:padding-right="0.123cm" fo:padding-top="0cm" fo:padding-bottom="0cm" fo:border="none">
        <style:background-image/>
      </style:table-cell-properties>
    </style:style>
    <style:style style:name="Tableau1.A2" style:family="table-cell">
      <style:table-cell-properties style:vertical-align="bottom" fo:padding-left="0.123cm" fo:padding-right="0.123cm" fo:padding-top="0cm" fo:padding-bottom="0cm" fo:border="none"/>
    </style:style>
    <style:style style:name="Tableau1.B2" style:family="table-cell">
      <style:table-cell-properties style:vertical-align="bottom" fo:padding-left="0.123cm" fo:padding-right="0.123cm" fo:padding-top="0cm" fo:padding-bottom="0cm" fo:border="none"/>
    </style:style>
    <style:style style:name="Tableau1.C2" style:family="table-cell">
      <style:table-cell-properties style:vertical-align="bottom" fo:padding-left="0.123cm" fo:padding-right="0.123cm" fo:padding-top="0cm" fo:padding-bottom="0cm" fo:border="none"/>
    </style:style>
    <style:style style:name="Tableau1.D2" style:family="table-cell">
      <style:table-cell-properties style:vertical-align="bottom" fo:padding-left="0.123cm" fo:padding-right="0.123cm" fo:padding-top="0cm" fo:padding-bottom="0cm" fo:border="none"/>
    </style:style>
    <style:style style:name="Tableau1.A3" style:family="table-cell">
      <style:table-cell-properties style:vertical-align="bottom" fo:padding-left="0.123cm" fo:padding-right="0.123cm" fo:padding-top="0cm" fo:padding-bottom="0cm" fo:border="none"/>
    </style:style>
    <style:style style:name="Tableau1.B3" style:family="table-cell">
      <style:table-cell-properties style:vertical-align="bottom" fo:padding-left="0.123cm" fo:padding-right="0.123cm" fo:padding-top="0cm" fo:padding-bottom="0cm" fo:border="none"/>
    </style:style>
    <style:style style:name="Tableau1.C3" style:family="table-cell">
      <style:table-cell-properties style:vertical-align="bottom" fo:padding-left="0.123cm" fo:padding-right="0.123cm" fo:padding-top="0cm" fo:padding-bottom="0cm" fo:border="none"/>
    </style:style>
    <style:style style:name="Tableau1.D3" style:family="table-cell">
      <style:table-cell-properties style:vertical-align="bottom" fo:padding-left="0.123cm" fo:padding-right="0.123cm" fo:padding-top="0cm" fo:padding-bottom="0cm" fo:border="none"/>
    </style:style>
    <style:style style:name="Tableau1.A4" style:family="table-cell">
      <style:table-cell-properties style:vertical-align="bottom" fo:padding-left="0.123cm" fo:padding-right="0.123cm" fo:padding-top="0cm" fo:padding-bottom="0cm" fo:border="none"/>
    </style:style>
    <style:style style:name="Tableau1.B4" style:family="table-cell">
      <style:table-cell-properties style:vertical-align="bottom" fo:padding-left="0.123cm" fo:padding-right="0.123cm" fo:padding-top="0cm" fo:padding-bottom="0cm" fo:border="none"/>
    </style:style>
    <style:style style:name="Tableau1.C4" style:family="table-cell">
      <style:table-cell-properties style:vertical-align="bottom" fo:padding-left="0.123cm" fo:padding-right="0.123cm" fo:padding-top="0cm" fo:padding-bottom="0cm" fo:border="none"/>
    </style:style>
    <style:style style:name="Tableau1.D4" style:family="table-cell">
      <style:table-cell-properties style:vertical-align="bottom" fo:padding-left="0.123cm" fo:padding-right="0.123cm" fo:padding-top="0cm" fo:padding-bottom="0cm" fo:border="none"/>
    </style:style>
    <style:style style:name="Tableau1.A5" style:family="table-cell">
      <style:table-cell-properties style:vertical-align="bottom" fo:padding-left="0.123cm" fo:padding-right="0.123cm" fo:padding-top="0cm" fo:padding-bottom="0cm" fo:border="none"/>
    </style:style>
    <style:style style:name="Tableau1.B5" style:family="table-cell">
      <style:table-cell-properties style:vertical-align="bottom" fo:padding-left="0.123cm" fo:padding-right="0.123cm" fo:padding-top="0cm" fo:padding-bottom="0cm" fo:border="none"/>
    </style:style>
    <style:style style:name="Tableau1.C5" style:family="table-cell">
      <style:table-cell-properties style:vertical-align="bottom" fo:padding-left="0.123cm" fo:padding-right="0.123cm" fo:padding-top="0cm" fo:padding-bottom="0cm" fo:border="none"/>
    </style:style>
    <style:style style:name="Tableau1.D5" style:family="table-cell">
      <style:table-cell-properties style:vertical-align="bottom" fo:padding-left="0.123cm" fo:padding-right="0.123cm" fo:padding-top="0cm" fo:padding-bottom="0cm" fo:border="none"/>
    </style:style>
    <style:style style:name="Tableau1.A6" style:family="table-cell">
      <style:table-cell-properties style:vertical-align="bottom" fo:padding-left="0.123cm" fo:padding-right="0.123cm" fo:padding-top="0cm" fo:padding-bottom="0cm" fo:border="none"/>
    </style:style>
    <style:style style:name="Tableau1.B6" style:family="table-cell">
      <style:table-cell-properties style:vertical-align="bottom" fo:padding-left="0.123cm" fo:padding-right="0.123cm" fo:padding-top="0cm" fo:padding-bottom="0cm" fo:border="none"/>
    </style:style>
    <style:style style:name="Tableau1.C6" style:family="table-cell">
      <style:table-cell-properties style:vertical-align="bottom" fo:padding-left="0.123cm" fo:padding-right="0.123cm" fo:padding-top="0cm" fo:padding-bottom="0cm" fo:border="none"/>
    </style:style>
    <style:style style:name="Tableau1.D6" style:family="table-cell">
      <style:table-cell-properties style:vertical-align="bottom" fo:padding-left="0.123cm" fo:padding-right="0.123cm" fo:padding-top="0cm" fo:padding-bottom="0cm" fo:border="none"/>
    </style:style>
    <style:style style:name="Tableau1.A7" style:family="table-cell">
      <style:table-cell-properties style:vertical-align="bottom" fo:padding-left="0.123cm" fo:padding-right="0.123cm" fo:padding-top="0cm" fo:padding-bottom="0cm" fo:border="none"/>
    </style:style>
    <style:style style:name="Tableau1.B7" style:family="table-cell">
      <style:table-cell-properties style:vertical-align="bottom" fo:padding-left="0.123cm" fo:padding-right="0.123cm" fo:padding-top="0cm" fo:padding-bottom="0cm" fo:border="none"/>
    </style:style>
    <style:style style:name="Tableau1.C7" style:family="table-cell">
      <style:table-cell-properties style:vertical-align="bottom" fo:padding-left="0.123cm" fo:padding-right="0.123cm" fo:padding-top="0cm" fo:padding-bottom="0cm" fo:border="none"/>
    </style:style>
    <style:style style:name="Tableau1.D7" style:family="table-cell">
      <style:table-cell-properties style:vertical-align="bottom" fo:padding-left="0.123cm" fo:padding-right="0.123cm" fo:padding-top="0cm" fo:padding-bottom="0cm" fo:border="none"/>
    </style:style>
    <style:style style:name="Tableau1.A8" style:family="table-cell">
      <style:table-cell-properties style:vertical-align="bottom" fo:padding-left="0.123cm" fo:padding-right="0.123cm" fo:padding-top="0cm" fo:padding-bottom="0cm" fo:border="none"/>
    </style:style>
    <style:style style:name="Tableau1.B8" style:family="table-cell">
      <style:table-cell-properties style:vertical-align="bottom" fo:padding-left="0.123cm" fo:padding-right="0.123cm" fo:padding-top="0cm" fo:padding-bottom="0cm" fo:border="none"/>
    </style:style>
    <style:style style:name="Tableau1.C8" style:family="table-cell">
      <style:table-cell-properties style:vertical-align="bottom" fo:padding-left="0.123cm" fo:padding-right="0.123cm" fo:padding-top="0cm" fo:padding-bottom="0cm" fo:border="none"/>
    </style:style>
    <style:style style:name="Tableau1.D8" style:family="table-cell">
      <style:table-cell-properties style:vertical-align="bottom" fo:padding-left="0.123cm" fo:padding-right="0.123cm" fo:padding-top="0cm" fo:padding-bottom="0cm" fo:border="none"/>
    </style:style>
    <style:style style:name="Tableau1.A9" style:family="table-cell">
      <style:table-cell-properties style:vertical-align="bottom" fo:padding-left="0.123cm" fo:padding-right="0.123cm" fo:padding-top="0cm" fo:padding-bottom="0cm" fo:border="none"/>
    </style:style>
    <style:style style:name="Tableau1.B9" style:family="table-cell">
      <style:table-cell-properties style:vertical-align="bottom" fo:padding-left="0.123cm" fo:padding-right="0.123cm" fo:padding-top="0cm" fo:padding-bottom="0cm" fo:border="none"/>
    </style:style>
    <style:style style:name="Tableau1.C9" style:family="table-cell">
      <style:table-cell-properties style:vertical-align="bottom" fo:padding-left="0.123cm" fo:padding-right="0.123cm" fo:padding-top="0cm" fo:padding-bottom="0cm" fo:border="none"/>
    </style:style>
    <style:style style:name="Tableau1.D9" style:family="table-cell">
      <style:table-cell-properties style:vertical-align="bottom" fo:padding-left="0.123cm" fo:padding-right="0.123cm" fo:padding-top="0cm" fo:padding-bottom="0cm" fo:border="none"/>
    </style:style>
    <style:style style:name="Tableau1.A10" style:family="table-cell">
      <style:table-cell-properties style:vertical-align="bottom" fo:padding-left="0.123cm" fo:padding-right="0.123cm" fo:padding-top="0cm" fo:padding-bottom="0cm" fo:border="none"/>
    </style:style>
    <style:style style:name="Tableau1.B10" style:family="table-cell">
      <style:table-cell-properties style:vertical-align="bottom" fo:padding-left="0.123cm" fo:padding-right="0.123cm" fo:padding-top="0cm" fo:padding-bottom="0cm" fo:border="none"/>
    </style:style>
    <style:style style:name="Tableau1.C10" style:family="table-cell">
      <style:table-cell-properties style:vertical-align="bottom" fo:padding-left="0.123cm" fo:padding-right="0.123cm" fo:padding-top="0cm" fo:padding-bottom="0cm" fo:border="none"/>
    </style:style>
    <style:style style:name="Tableau1.D10" style:family="table-cell">
      <style:table-cell-properties style:vertical-align="bottom" fo:padding-left="0.123cm" fo:padding-right="0.123cm" fo:padding-top="0cm" fo:padding-bottom="0cm" fo:border="none"/>
    </style:style>
    <style:style style:name="Tableau1.A11" style:family="table-cell">
      <style:table-cell-properties style:vertical-align="bottom" fo:padding-left="0.123cm" fo:padding-right="0.123cm" fo:padding-top="0cm" fo:padding-bottom="0cm" fo:border="none"/>
    </style:style>
    <style:style style:name="Tableau1.B11" style:family="table-cell">
      <style:table-cell-properties style:vertical-align="bottom" fo:padding-left="0.123cm" fo:padding-right="0.123cm" fo:padding-top="0cm" fo:padding-bottom="0cm" fo:border="none"/>
    </style:style>
    <style:style style:name="Tableau1.C11" style:family="table-cell">
      <style:table-cell-properties style:vertical-align="bottom" fo:padding-left="0.123cm" fo:padding-right="0.123cm" fo:padding-top="0cm" fo:padding-bottom="0cm" fo:border="none"/>
    </style:style>
    <style:style style:name="Tableau1.D11" style:family="table-cell">
      <style:table-cell-properties style:vertical-align="bottom" fo:padding-left="0.123cm" fo:padding-right="0.123cm" fo:padding-top="0cm" fo:padding-bottom="0cm" fo:border="none"/>
    </style:style>
    <style:style style:name="Tableau1.A12" style:family="table-cell">
      <style:table-cell-properties style:vertical-align="bottom" fo:padding-left="0.123cm" fo:padding-right="0.123cm" fo:padding-top="0cm" fo:padding-bottom="0cm" fo:border="none"/>
    </style:style>
    <style:style style:name="Tableau1.B12" style:family="table-cell">
      <style:table-cell-properties style:vertical-align="bottom" fo:padding-left="0.123cm" fo:padding-right="0.123cm" fo:padding-top="0cm" fo:padding-bottom="0cm" fo:border="none"/>
    </style:style>
    <style:style style:name="Tableau1.C12" style:family="table-cell">
      <style:table-cell-properties style:vertical-align="bottom" fo:padding-left="0.123cm" fo:padding-right="0.123cm" fo:padding-top="0cm" fo:padding-bottom="0cm" fo:border="none"/>
    </style:style>
    <style:style style:name="Tableau1.D12" style:family="table-cell">
      <style:table-cell-properties style:vertical-align="bottom" fo:padding-left="0.123cm" fo:padding-right="0.123cm" fo:padding-top="0cm" fo:padding-bottom="0cm" fo:border="none"/>
    </style:style>
    <style:style style:name="Tableau3" style:family="table">
      <style:table-properties style:width="9.844cm" fo:margin-left="0cm" fo:margin-top="0cm" fo:margin-bottom="0cm" table:align="left" style:writing-mode="lr-tb"/>
    </style:style>
    <style:style style:name="Tableau3.A" style:family="table-column">
      <style:table-column-properties style:column-width="4.921cm"/>
    </style:style>
    <style:style style:name="Tableau3.B" style:family="table-column">
      <style:table-column-properties style:column-width="4.923cm"/>
    </style:style>
    <style:style style:name="Tableau3.1" style:family="table-row">
      <style:table-row-properties style:min-row-height="0.452cm" fo:keep-together="auto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3" style:family="table-row">
      <style:table-row-properties style:min-row-height="0.476cm" fo:keep-together="auto"/>
    </style:style>
    <style:style style:name="Tableau4" style:family="table">
      <style:table-properties style:width="16.457cm" fo:margin-left="0.009cm" fo:margin-top="0cm" fo:margin-bottom="0cm" table:align="left" style:writing-mode="page"/>
    </style:style>
    <style:style style:name="Tableau4.A" style:family="table-column">
      <style:table-column-properties style:column-width="0.631cm"/>
    </style:style>
    <style:style style:name="Tableau4.B" style:family="table-column">
      <style:table-column-properties style:column-width="2.57cm"/>
    </style:style>
    <style:style style:name="Tableau4.C" style:family="table-column">
      <style:table-column-properties style:column-width="2.351cm"/>
    </style:style>
    <style:style style:name="Tableau4.D" style:family="table-column">
      <style:table-column-properties style:column-width="3.411cm"/>
    </style:style>
    <style:style style:name="Tableau4.E" style:family="table-column">
      <style:table-column-properties style:column-width="0.979cm"/>
    </style:style>
    <style:style style:name="Tableau4.F" style:family="table-column">
      <style:table-column-properties style:column-width="1.552cm"/>
    </style:style>
    <style:style style:name="Tableau4.G" style:family="table-column">
      <style:table-column-properties style:column-width="2.3cm"/>
    </style:style>
    <style:style style:name="Tableau4.H" style:family="table-column">
      <style:table-column-properties style:column-width="2.662cm"/>
    </style:style>
    <style:style style:name="Tableau4.1" style:family="table-row">
      <style:table-row-properties style:min-row-height="0.522cm" fo:keep-together="auto"/>
    </style:style>
    <style:style style:name="Tableau4.A1" style:family="table-cell">
      <style:table-cell-properties style:vertical-align="middle" fo:background-color="#e8e8e8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4.2" style:family="table-row">
      <style:table-row-properties style:min-row-height="0.496cm" fo:keep-together="auto"/>
    </style:style>
    <style:style style:name="Tableau4.A2" style:family="table-cell">
      <style:table-cell-properties style:vertical-align="middle" fo:background-color="#ffb66c" fo:padding-left="0.123cm" fo:padding-right="0.123cm" fo:padding-top="0cm" fo:padding-bottom="0cm" fo:border="none">
        <style:background-image/>
      </style:table-cell-properties>
    </style:style>
    <style:style style:name="Tableau4.E2" style:family="table-cell">
      <style:table-cell-properties style:vertical-align="middle" fo:background-color="#dae9f8" fo:padding-left="0.123cm" fo:padding-right="0.123cm" fo:padding-top="0cm" fo:padding-bottom="0cm" fo:border-left="0.5pt solid #000000" fo:border-right="none" fo:border-top="none" fo:border-bottom="none">
        <style:background-image/>
      </style:table-cell-properties>
    </style:style>
    <style:style style:name="Tableau4.F2" style:family="table-cell">
      <style:table-cell-properties style:vertical-align="middle" fo:background-color="#dae9f8" fo:padding-left="0.123cm" fo:padding-right="0.123cm" fo:padding-top="0cm" fo:padding-bottom="0cm" fo:border="none">
        <style:background-image/>
      </style:table-cell-properties>
    </style:style>
    <style:style style:name="Tableau4.A3" style:family="table-cell">
      <style:table-cell-properties style:vertical-align="middle" fo:padding-left="0.123cm" fo:padding-right="0.123cm" fo:padding-top="0cm" fo:padding-bottom="0cm" fo:border="none"/>
    </style:style>
    <style:style style:name="Tableau4.B3" style:family="table-cell">
      <style:table-cell-properties style:vertical-align="middle" fo:padding-left="0.123cm" fo:padding-right="0.123cm" fo:padding-top="0cm" fo:padding-bottom="0cm" fo:border="none"/>
    </style:style>
    <style:style style:name="Tableau4.C3" style:family="table-cell">
      <style:table-cell-properties style:vertical-align="middle" fo:padding-left="0.123cm" fo:padding-right="0.123cm" fo:padding-top="0cm" fo:padding-bottom="0cm" fo:border="none"/>
    </style:style>
    <style:style style:name="Tableau4.D3" style:family="table-cell">
      <style:table-cell-properties style:vertical-align="middle" fo:padding-left="0.123cm" fo:padding-right="0.123cm" fo:padding-top="0cm" fo:padding-bottom="0cm" fo:border="none"/>
    </style:style>
    <style:style style:name="Tableau4.E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/>
    </style:style>
    <style:style style:name="Tableau4.F3" style:family="table-cell">
      <style:table-cell-properties style:vertical-align="middle" fo:padding-left="0.123cm" fo:padding-right="0.123cm" fo:padding-top="0cm" fo:padding-bottom="0cm" fo:border="none"/>
    </style:style>
    <style:style style:name="Tableau4.G3" style:family="table-cell">
      <style:table-cell-properties style:vertical-align="bottom" fo:padding-left="0.123cm" fo:padding-right="0.123cm" fo:padding-top="0cm" fo:padding-bottom="0cm" fo:border="none"/>
    </style:style>
    <style:style style:name="Tableau4.H3" style:family="table-cell">
      <style:table-cell-properties style:vertical-align="bottom" fo:padding-left="0.123cm" fo:padding-right="0.123cm" fo:padding-top="0cm" fo:padding-bottom="0cm" fo:border="none"/>
    </style:style>
    <style:style style:name="Tableau4.A4" style:family="table-cell">
      <style:table-cell-properties style:vertical-align="middle" fo:padding-left="0.123cm" fo:padding-right="0.123cm" fo:padding-top="0cm" fo:padding-bottom="0cm" fo:border="none"/>
    </style:style>
    <style:style style:name="Tableau4.B4" style:family="table-cell">
      <style:table-cell-properties style:vertical-align="middle" fo:padding-left="0.123cm" fo:padding-right="0.123cm" fo:padding-top="0cm" fo:padding-bottom="0cm" fo:border="none"/>
    </style:style>
    <style:style style:name="Tableau4.C4" style:family="table-cell">
      <style:table-cell-properties style:vertical-align="middle" fo:padding-left="0.123cm" fo:padding-right="0.123cm" fo:padding-top="0cm" fo:padding-bottom="0cm" fo:border="none"/>
    </style:style>
    <style:style style:name="Tableau4.D4" style:family="table-cell">
      <style:table-cell-properties style:vertical-align="middle" fo:padding-left="0.123cm" fo:padding-right="0.123cm" fo:padding-top="0cm" fo:padding-bottom="0cm" fo:border="none"/>
    </style:style>
    <style:style style:name="Tableau4.E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/>
    </style:style>
    <style:style style:name="Tableau4.F4" style:family="table-cell">
      <style:table-cell-properties style:vertical-align="middle" fo:padding-left="0.123cm" fo:padding-right="0.123cm" fo:padding-top="0cm" fo:padding-bottom="0cm" fo:border="none"/>
    </style:style>
    <style:style style:name="Tableau4.G4" style:family="table-cell">
      <style:table-cell-properties style:vertical-align="bottom" fo:padding-left="0.123cm" fo:padding-right="0.123cm" fo:padding-top="0cm" fo:padding-bottom="0cm" fo:border="none"/>
    </style:style>
    <style:style style:name="Tableau4.H4" style:family="table-cell">
      <style:table-cell-properties style:vertical-align="bottom" fo:padding-left="0.123cm" fo:padding-right="0.123cm" fo:padding-top="0cm" fo:padding-bottom="0cm" fo:border="none"/>
    </style:style>
    <style:style style:name="Tableau4.A5" style:family="table-cell">
      <style:table-cell-properties style:vertical-align="middle" fo:padding-left="0.123cm" fo:padding-right="0.123cm" fo:padding-top="0cm" fo:padding-bottom="0cm" fo:border="none"/>
    </style:style>
    <style:style style:name="Tableau4.B5" style:family="table-cell">
      <style:table-cell-properties style:vertical-align="middle" fo:padding-left="0.123cm" fo:padding-right="0.123cm" fo:padding-top="0cm" fo:padding-bottom="0cm" fo:border="none"/>
    </style:style>
    <style:style style:name="Tableau4.C5" style:family="table-cell">
      <style:table-cell-properties style:vertical-align="middle" fo:padding-left="0.123cm" fo:padding-right="0.123cm" fo:padding-top="0cm" fo:padding-bottom="0cm" fo:border="none"/>
    </style:style>
    <style:style style:name="Tableau4.D5" style:family="table-cell">
      <style:table-cell-properties style:vertical-align="middle" fo:padding-left="0.123cm" fo:padding-right="0.123cm" fo:padding-top="0cm" fo:padding-bottom="0cm" fo:border="none"/>
    </style:style>
    <style:style style:name="Tableau4.E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/>
    </style:style>
    <style:style style:name="Tableau4.F5" style:family="table-cell">
      <style:table-cell-properties style:vertical-align="middle" fo:padding-left="0.123cm" fo:padding-right="0.123cm" fo:padding-top="0cm" fo:padding-bottom="0cm" fo:border="none"/>
    </style:style>
    <style:style style:name="Tableau4.G5" style:family="table-cell">
      <style:table-cell-properties style:vertical-align="middle" fo:padding-left="0.123cm" fo:padding-right="0.123cm" fo:padding-top="0cm" fo:padding-bottom="0cm" fo:border="none"/>
    </style:style>
    <style:style style:name="Tableau4.H5" style:family="table-cell">
      <style:table-cell-properties style:vertical-align="bottom" fo:padding-left="0.123cm" fo:padding-right="0.123cm" fo:padding-top="0cm" fo:padding-bottom="0cm" fo:border="none"/>
    </style:style>
    <style:style style:name="Tableau4.A6" style:family="table-cell">
      <style:table-cell-properties style:vertical-align="middle" fo:padding-left="0.123cm" fo:padding-right="0.123cm" fo:padding-top="0cm" fo:padding-bottom="0cm" fo:border="none"/>
    </style:style>
    <style:style style:name="Tableau4.B6" style:family="table-cell">
      <style:table-cell-properties style:vertical-align="middle" fo:padding-left="0.123cm" fo:padding-right="0.123cm" fo:padding-top="0cm" fo:padding-bottom="0cm" fo:border="none"/>
    </style:style>
    <style:style style:name="Tableau4.C6" style:family="table-cell">
      <style:table-cell-properties style:vertical-align="middle" fo:padding-left="0.123cm" fo:padding-right="0.123cm" fo:padding-top="0cm" fo:padding-bottom="0cm" fo:border="none"/>
    </style:style>
    <style:style style:name="Tableau4.D6" style:family="table-cell">
      <style:table-cell-properties style:vertical-align="middle" fo:padding-left="0.123cm" fo:padding-right="0.123cm" fo:padding-top="0cm" fo:padding-bottom="0cm" fo:border="none"/>
    </style:style>
    <style:style style:name="Tableau4.E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/>
    </style:style>
    <style:style style:name="Tableau4.F6" style:family="table-cell">
      <style:table-cell-properties style:vertical-align="bottom" fo:padding-left="0.123cm" fo:padding-right="0.123cm" fo:padding-top="0cm" fo:padding-bottom="0cm" fo:border="none"/>
    </style:style>
    <style:style style:name="Tableau4.G6" style:family="table-cell">
      <style:table-cell-properties style:vertical-align="middle" fo:padding-left="0.123cm" fo:padding-right="0.123cm" fo:padding-top="0cm" fo:padding-bottom="0cm" fo:border="none"/>
    </style:style>
    <style:style style:name="Tableau4.H6" style:family="table-cell">
      <style:table-cell-properties style:vertical-align="middle" fo:padding-left="0.123cm" fo:padding-right="0.123cm" fo:padding-top="0cm" fo:padding-bottom="0cm" fo:border="none"/>
    </style:style>
    <style:style style:name="Tableau4.A7" style:family="table-cell">
      <style:table-cell-properties style:vertical-align="middle" fo:padding-left="0.123cm" fo:padding-right="0.123cm" fo:padding-top="0cm" fo:padding-bottom="0cm" fo:border="none"/>
    </style:style>
    <style:style style:name="Tableau4.B7" style:family="table-cell">
      <style:table-cell-properties style:vertical-align="middle" fo:padding-left="0.123cm" fo:padding-right="0.123cm" fo:padding-top="0cm" fo:padding-bottom="0cm" fo:border="none"/>
    </style:style>
    <style:style style:name="Tableau4.C7" style:family="table-cell">
      <style:table-cell-properties style:vertical-align="middle" fo:padding-left="0.123cm" fo:padding-right="0.123cm" fo:padding-top="0cm" fo:padding-bottom="0cm" fo:border="none"/>
    </style:style>
    <style:style style:name="Tableau4.D7" style:family="table-cell">
      <style:table-cell-properties style:vertical-align="middle" fo:padding-left="0.123cm" fo:padding-right="0.123cm" fo:padding-top="0cm" fo:padding-bottom="0cm" fo:border="none"/>
    </style:style>
    <style:style style:name="Tableau4.E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/>
    </style:style>
    <style:style style:name="Tableau4.F7" style:family="table-cell">
      <style:table-cell-properties style:vertical-align="bottom" fo:padding-left="0.123cm" fo:padding-right="0.123cm" fo:padding-top="0cm" fo:padding-bottom="0cm" fo:border="none"/>
    </style:style>
    <style:style style:name="Tableau4.G7" style:family="table-cell">
      <style:table-cell-properties style:vertical-align="middle" fo:padding-left="0.123cm" fo:padding-right="0.123cm" fo:padding-top="0cm" fo:padding-bottom="0cm" fo:border="none"/>
    </style:style>
    <style:style style:name="Tableau4.H7" style:family="table-cell">
      <style:table-cell-properties style:vertical-align="middle" fo:padding-left="0.123cm" fo:padding-right="0.123cm" fo:padding-top="0cm" fo:padding-bottom="0cm" fo:border="none"/>
    </style:style>
    <style:style style:name="Tableau4.A8" style:family="table-cell">
      <style:table-cell-properties style:vertical-align="bottom" fo:padding-left="0.123cm" fo:padding-right="0.123cm" fo:padding-top="0cm" fo:padding-bottom="0cm" fo:border="none"/>
    </style:style>
    <style:style style:name="Tableau4.B8" style:family="table-cell">
      <style:table-cell-properties style:vertical-align="bottom" fo:padding-left="0.123cm" fo:padding-right="0.123cm" fo:padding-top="0cm" fo:padding-bottom="0cm" fo:border="none"/>
    </style:style>
    <style:style style:name="Tableau4.C8" style:family="table-cell">
      <style:table-cell-properties style:vertical-align="bottom" fo:padding-left="0.123cm" fo:padding-right="0.123cm" fo:padding-top="0cm" fo:padding-bottom="0cm" fo:border="none"/>
    </style:style>
    <style:style style:name="Tableau4.D8" style:family="table-cell">
      <style:table-cell-properties style:vertical-align="bottom" fo:padding-left="0.123cm" fo:padding-right="0.123cm" fo:padding-top="0cm" fo:padding-bottom="0cm" fo:border="none"/>
    </style:style>
    <style:style style:name="Tableau4.E8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none"/>
    </style:style>
    <style:style style:name="Tableau4.F8" style:family="table-cell">
      <style:table-cell-properties style:vertical-align="bottom" fo:padding-left="0.123cm" fo:padding-right="0.123cm" fo:padding-top="0cm" fo:padding-bottom="0cm" fo:border="none"/>
    </style:style>
    <style:style style:name="Tableau4.G8" style:family="table-cell">
      <style:table-cell-properties style:vertical-align="bottom" fo:padding-left="0.123cm" fo:padding-right="0.123cm" fo:padding-top="0cm" fo:padding-bottom="0cm" fo:border="none"/>
    </style:style>
    <style:style style:name="Tableau4.H8" style:family="table-cell">
      <style:table-cell-properties style:vertical-align="bottom" fo:padding-left="0.123cm" fo:padding-right="0.123cm" fo:padding-top="0cm" fo:padding-bottom="0cm" fo:border="none"/>
    </style:style>
    <style:style style:name="Tableau2" style:family="table">
      <style:table-properties style:width="20.491cm" fo:margin-left="-0.053cm" fo:margin-top="0cm" fo:margin-bottom="0cm" table:align="left" style:writing-mode="page"/>
    </style:style>
    <style:style style:name="Tableau2.A" style:family="table-column">
      <style:table-column-properties style:column-width="2.177cm"/>
    </style:style>
    <style:style style:name="Tableau2.B" style:family="table-column">
      <style:table-column-properties style:column-width="1.09cm"/>
    </style:style>
    <style:style style:name="Tableau2.E" style:family="table-column">
      <style:table-column-properties style:column-width="2.125cm"/>
    </style:style>
    <style:style style:name="Tableau2.I" style:family="table-column">
      <style:table-column-properties style:column-width="2.127cm"/>
    </style:style>
    <style:style style:name="Tableau2.J" style:family="table-column">
      <style:table-column-properties style:column-width="1.088cm"/>
    </style:style>
    <style:style style:name="Tableau2.1" style:family="table-row">
      <style:table-row-properties style:min-row-height="0.45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Tableau5" style:family="table">
      <style:table-properties style:width="17.092cm" fo:margin-left="0cm" table:align="left"/>
    </style:style>
    <style:style style:name="Tableau5.A" style:family="table-column">
      <style:table-column-properties style:column-width="6.906cm"/>
    </style:style>
    <style:style style:name="Tableau5.B" style:family="table-column">
      <style:table-column-properties style:column-width="5.292cm"/>
    </style:style>
    <style:style style:name="Tableau5.C" style:family="table-column">
      <style:table-column-properties style:column-width="4.895cm"/>
    </style:style>
    <style:style style:name="Tableau5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paragraph-rsid="001d5635"/>
    </style:style>
    <style:style style:name="P2" style:family="paragraph" style:parent-style-name="Heading_20_2">
      <style:text-properties officeooo:paragraph-rsid="001d5635"/>
    </style:style>
    <style:style style:name="P3" style:family="paragraph" style:parent-style-name="Standard">
      <style:text-properties officeooo:paragraph-rsid="001d5635"/>
    </style:style>
    <style:style style:name="P4" style:family="paragraph" style:parent-style-name="Heading_20_1">
      <style:text-properties style:font-name="Liberation Sans1" officeooo:paragraph-rsid="001ee01a"/>
    </style:style>
    <style:style style:name="P5" style:family="paragraph" style:parent-style-name="Standard">
      <style:text-properties style:font-name="Liberation Sans1" fo:font-size="10pt" officeooo:paragraph-rsid="001ee01a" style:font-size-asian="10pt" style:font-size-complex="10pt"/>
    </style:style>
    <style:style style:name="P6" style:family="paragraph" style:parent-style-name="Heading_20_1">
      <style:text-properties style:font-name="Liberation Sans1" officeooo:rsid="002ce4cf" officeooo:paragraph-rsid="002ce4cf"/>
    </style:style>
    <style:style style:name="P7" style:family="paragraph" style:parent-style-name="Standard">
      <style:text-properties style:font-name="Liberation Sans1" officeooo:rsid="002ce4cf" officeooo:paragraph-rsid="002ce4cf"/>
    </style:style>
    <style:style style:name="P8" style:family="paragraph" style:parent-style-name="Heading_20_1">
      <style:text-properties style:font-name="Liberation Sans1" officeooo:rsid="002e2577" officeooo:paragraph-rsid="002e2577"/>
    </style:style>
    <style:style style:name="P9" style:family="paragraph" style:parent-style-name="Standard">
      <style:text-properties style:font-name="Liberation Sans1" officeooo:rsid="002e2577" officeooo:paragraph-rsid="002e2577"/>
    </style:style>
    <style:style style:name="P10" style:family="paragraph" style:parent-style-name="Standard">
      <style:text-properties style:font-name="Liberation Sans1" fo:font-size="9pt" officeooo:rsid="002e2577" officeooo:paragraph-rsid="002e2577" style:font-size-asian="9pt" style:font-size-complex="9pt"/>
    </style:style>
    <style:style style:name="P11" style:family="paragraph" style:parent-style-name="Standard">
      <style:text-properties style:font-name="Liberation Sans1" fo:font-weight="bold" officeooo:rsid="002e2577" officeooo:paragraph-rsid="002e2577" style:font-weight-asian="bold" style:font-weight-complex="bold"/>
    </style:style>
    <style:style style:name="P12" style:family="paragraph" style:parent-style-name="Heading_20_1">
      <style:text-properties officeooo:paragraph-rsid="001ee01a"/>
    </style:style>
    <style:style style:name="P13" style:family="paragraph" style:parent-style-name="Standard">
      <style:text-properties officeooo:paragraph-rsid="001ee01a"/>
    </style:style>
    <style:style style:name="P14" style:family="paragraph" style:parent-style-name="Heading_20_2">
      <style:text-properties officeooo:paragraph-rsid="001f6368"/>
    </style:style>
    <style:style style:name="P15" style:family="paragraph" style:parent-style-name="Preformatted_20_Text">
      <style:text-properties officeooo:paragraph-rsid="001f6368"/>
    </style:style>
    <style:style style:name="P16" style:family="paragraph" style:parent-style-name="Standard">
      <style:text-properties officeooo:paragraph-rsid="001f6368"/>
    </style:style>
    <style:style style:name="P17" style:family="paragraph" style:parent-style-name="Standard">
      <style:text-properties officeooo:rsid="001d5635" officeooo:paragraph-rsid="001d5635"/>
    </style:style>
    <style:style style:name="P18" style:family="paragraph" style:parent-style-name="Standard">
      <style:text-properties officeooo:paragraph-rsid="002023a6"/>
    </style:style>
    <style:style style:name="P19" style:family="paragraph" style:parent-style-name="Preformatted_20_Text">
      <style:paragraph-properties fo:margin-top="0cm" fo:margin-bottom="0.499cm" style:contextual-spacing="false"/>
    </style:style>
    <style:style style:name="P20" style:family="paragraph" style:parent-style-name="Preformatted_20_Text">
      <style:paragraph-properties fo:margin-top="0cm" fo:margin-bottom="0.499cm" style:contextual-spacing="false"/>
      <style:text-properties officeooo:paragraph-rsid="0022c996"/>
    </style:style>
    <style:style style:name="P21" style:family="paragraph" style:parent-style-name="Table_20_Contents">
      <style:text-properties style:font-name="Liberation Mono"/>
    </style:style>
    <style:style style:name="P22" style:family="paragraph" style:parent-style-name="Standard">
      <style:text-properties fo:color="#2a6099" loext:opacity="100%" style:font-name="Arial1" fo:font-size="8pt" fo:font-weight="bold" officeooo:paragraph-rsid="001d5635" style:font-size-asian="8pt" style:font-weight-asian="bold" style:font-size-complex="8pt" style:font-weight-complex="bold"/>
    </style:style>
    <style:style style:name="P23" style:family="paragraph" style:parent-style-name="Standard">
      <style:text-properties fo:color="#2a6099" loext:opacity="100%" style:font-name="Arial1" fo:font-size="8pt" fo:font-weight="bold" officeooo:rsid="002b9986" officeooo:paragraph-rsid="002c6cd5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Arial" fo:font-weight="bold" style:font-weight-asian="bold"/>
    </style:style>
    <style:style style:name="P25" style:family="paragraph" style:parent-style-name="Heading_20_1">
      <style:text-properties officeooo:paragraph-rsid="001d5635"/>
    </style:style>
    <style:style style:name="P26" style:family="paragraph" style:parent-style-name="Heading_20_2">
      <style:text-properties fo:language="fr" fo:country="CH" officeooo:paragraph-rsid="001d5635"/>
    </style:style>
    <style:style style:name="P27" style:family="paragraph" style:parent-style-name="Heading_20_2">
      <style:text-properties officeooo:paragraph-rsid="001d5635"/>
    </style:style>
    <style:style style:name="P28" style:family="paragraph" style:parent-style-name="Preformatted_20_Text">
      <style:text-properties fo:language="fr" fo:country="CH" officeooo:paragraph-rsid="001f6368"/>
    </style:style>
    <style:style style:name="P29" style:family="paragraph" style:parent-style-name="Preformatted_20_Text">
      <style:text-properties fo:language="fr" fo:country="CH" officeooo:paragraph-rsid="00200df4"/>
    </style:style>
    <style:style style:name="P30" style:family="paragraph" style:parent-style-name="Preformatted_20_Text">
      <style:text-properties fo:language="fr" fo:country="CH" officeooo:paragraph-rsid="0022c996"/>
    </style:style>
    <style:style style:name="P31" style:family="paragraph" style:parent-style-name="Preformatted_20_Text">
      <style:text-properties fo:language="fr" fo:country="CH" officeooo:paragraph-rsid="002624ea"/>
    </style:style>
    <style:style style:name="P32" style:family="paragraph" style:parent-style-name="Standard">
      <style:text-properties officeooo:paragraph-rsid="001d5635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d5635"/>
    </style:style>
    <style:style style:name="P34" style:family="paragraph" style:parent-style-name="Standard">
      <style:paragraph-properties fo:text-align="center" style:justify-single-word="false" style:writing-mode="lr-tb"/>
    </style:style>
    <style:style style:name="P35" style:family="paragraph" style:parent-style-name="Standard">
      <style:text-properties fo:language="fr" fo:country="CH" officeooo:paragraph-rsid="001d5635"/>
    </style:style>
    <style:style style:name="P36" style:family="paragraph" style:parent-style-name="Standard">
      <style:text-properties fo:language="fr" fo:country="CH" officeooo:rsid="002b7a81" officeooo:paragraph-rsid="002b7a81"/>
    </style:style>
    <style:style style:name="P37" style:family="paragraph" style:parent-style-name="Standard">
      <style:text-properties fo:language="fr" fo:country="CH" officeooo:rsid="0027e89a" officeooo:paragraph-rsid="0027e89a"/>
    </style:style>
    <style:style style:name="P38" style:family="paragraph" style:parent-style-name="Standard">
      <style:text-properties fo:language="fr" fo:country="CH" officeooo:paragraph-rsid="001ee01a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officeooo:paragraph-rsid="001d5635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1d5635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d5635"/>
    </style:style>
    <style:style style:name="P42" style:family="paragraph" style:parent-style-name="Standard">
      <style:paragraph-properties fo:text-align="start" style:justify-single-word="false" style:writing-mode="lr-tb"/>
      <style:text-properties fo:color="#2a6099" loext:opacity="100%" fo:font-size="9pt" style:font-size-asian="9pt" style:font-size-complex="9pt"/>
    </style:style>
    <style:style style:name="P43" style:family="paragraph" style:parent-style-name="Standard">
      <style:text-properties fo:color="#2a6099" loext:opacity="100%" style:font-name="Arial1" fo:font-size="8pt" fo:font-weight="bold" officeooo:paragraph-rsid="001d5635" style:font-size-asian="8pt" style:font-weight-asian="bold" style:font-size-complex="8pt" style:font-weight-complex="bold"/>
    </style:style>
    <style:style style:name="P44" style:family="paragraph" style:parent-style-name="Standard">
      <style:text-properties fo:color="#2a6099" loext:opacity="100%" style:font-name="Arial1" fo:font-size="8pt" fo:font-weight="bold" officeooo:paragraph-rsid="002ef4fb" style:font-size-asian="8pt" style:font-weight-asian="bold" style:font-size-complex="8pt" style:font-weight-complex="bold"/>
    </style:style>
    <style:style style:name="P45" style:family="paragraph" style:parent-style-name="Standard">
      <style:text-properties fo:color="#2a6099" loext:opacity="100%" style:font-name="Arial1" fo:font-size="8pt" fo:font-weight="bold" officeooo:rsid="002b9986" officeooo:paragraph-rsid="002ef4fb" style:font-size-asian="8pt" style:font-weight-asian="bold" style:font-size-complex="8pt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2pt" fo:language="fr" fo:country="FR" style:letter-kerning="true" style:font-name-asian="Aptos1" style:font-size-asian="12pt" style:language-asian="en" style:country-asian="US" style:font-size-complex="12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1pt" fo:language="fr" fo:country="CH" style:letter-kerning="true" style:font-name-asian="Aptos1" style:font-size-asian="11pt" style:language-asian="en" style:country-asian="US" style:font-size-complex="11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officeooo:paragraph-rsid="001d5635" style:letter-kerning="false" style:font-name-asian="Times New Roman1" style:font-size-asian="10pt" style:language-asian="fr" style:country-asian="FR" style:font-name-complex="Arial2" style:font-size-complex="10pt"/>
    </style:style>
    <style:style style:name="P4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ptos Narrow" fo:font-size="11pt" officeooo:paragraph-rsid="001d5635" style:letter-kerning="false" style:font-name-asian="Times New Roman1" style:font-size-asian="11pt" style:language-asian="fr" style:country-asian="FR" style:font-name-complex="Times New Roman1" style:font-size-complex="11pt"/>
    </style:style>
    <style:style style:name="P5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Liberation Sans" fo:font-size="10pt" officeooo:paragraph-rsid="001d5635" style:letter-kerning="false" style:font-name-asian="Times New Roman1" style:font-size-asian="10pt" style:language-asian="fr" style:country-asian="FR" style:font-name-complex="Liberation Sans2" style:font-size-complex="10pt"/>
    </style:style>
    <style:style style:name="P51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officeooo:paragraph-rsid="001d5635" style:letter-kerning="false" style:font-name-asian="Times New Roman1" style:font-size-asian="10pt" style:language-asian="fr" style:country-asian="FR" style:font-name-complex="Times New Roman1" style:font-size-complex="10pt"/>
    </style:style>
    <style:style style:name="P52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5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cm" fo:margin-right="0cm" fo:margin-top="0cm" fo:margin-bottom="0cm" fo:line-height="100%" fo:text-indent="0cm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8pt" fo:language="fr" fo:country="CH" style:font-size-asian="8pt" style:font-name-complex="Arial2" style:font-size-complex="8pt"/>
    </style:style>
    <style:style style:name="T2" style:family="text">
      <style:text-properties fo:language="fr" fo:country="CH"/>
    </style:style>
    <style:style style:name="T3" style:family="text">
      <style:text-properties fo:language="fr" fo:country="CH" officeooo:rsid="000f5290"/>
    </style:style>
    <style:style style:name="T4" style:family="text">
      <style:text-properties fo:language="fr" fo:country="CH" fo:font-weight="bold" style:font-weight-asian="bold" style:font-weight-complex="bold"/>
    </style:style>
    <style:style style:name="T5" style:family="text">
      <style:text-properties fo:language="fr" fo:country="CH" fo:font-weight="bold" fo:background-color="#c0c0c0" loext:char-shading-value="0" style:font-weight-asian="bold" style:font-weight-complex="bold"/>
    </style:style>
    <style:style style:name="T6" style:family="text">
      <style:text-properties fo:font-size="14pt" fo:language="fr" fo:country="CH" fo:font-weight="bold" style:font-size-asian="14pt" style:font-weight-asian="bold" style:font-size-complex="14pt" style:font-weight-complex="bold"/>
    </style:style>
    <style:style style:name="T7" style:family="text">
      <style:text-properties fo:font-size="8pt" fo:language="fr" fo:country="CH" style:font-size-asian="8pt" style:font-size-complex="8pt"/>
    </style:style>
    <style:style style:name="T8" style:family="text">
      <style:text-properties style:font-name="MS Gothic" fo:font-size="8pt" fo:language="fr" fo:country="CH" style:font-name-asian="MS Gothic1" style:font-size-asian="8pt" style:font-name-complex="MS Gothic1" style:font-size-complex="8pt"/>
    </style:style>
    <style:style style:name="T9" style:family="text">
      <style:text-properties style:font-name="Aptos" fo:font-size="8pt" fo:language="fr" fo:country="CH" style:font-size-asian="8pt" style:font-name-complex="Aptos1" style:font-size-complex="8pt"/>
    </style:style>
    <style:style style:name="T10" style:family="text">
      <style:text-properties fo:color="#000000" loext:opacity="100%" style:font-name="Liberation Sans" fo:font-size="8pt" fo:font-weight="bold" style:letter-kerning="false" style:font-name-asian="Times New Roman1" style:font-size-asian="8pt" style:language-asian="fr" style:country-asian="FR" style:font-weight-asian="bold" style:font-name-complex="Liberation Sans2" style:font-size-complex="8pt" style:font-weight-complex="bold"/>
    </style:style>
    <style:style style:name="T11" style:family="text">
      <style:text-properties fo:color="#000000" loext:opacity="100%" style:font-name="Liberation Sans" fo:font-size="8pt" style:letter-kerning="false" style:font-name-asian="Times New Roman1" style:font-size-asian="8pt" style:language-asian="fr" style:country-asian="FR" style:font-name-complex="Liberation Sans2" style:font-size-complex="8pt"/>
    </style:style>
    <style:style style:name="T12" style:family="text">
      <style:text-properties fo:color="#000000" loext:opacity="100%" style:font-name="Liberation Sans" fo:font-size="10pt" fo:font-weight="bold" style:letter-kerning="false" style:font-name-asian="Times New Roman1" style:font-size-asian="10pt" style:language-asian="fr" style:country-asian="FR" style:font-weight-asian="bold" style:font-name-complex="Liberation Sans2" style:font-size-complex="10pt" style:font-weight-complex="bold"/>
    </style:style>
    <style:style style:name="T13" style:family="text">
      <style:text-properties fo:color="#000000" loext:opacity="100%" style:font-name="Liberation Sans" fo:font-size="10pt" style:letter-kerning="false" style:font-name-asian="Times New Roman1" style:font-size-asian="10pt" style:language-asian="fr" style:country-asian="FR" style:font-name-complex="Liberation Sans2" style:font-size-complex="10pt"/>
    </style:style>
    <style:style style:name="T14" style:family="text">
      <style:text-properties fo:color="#000000" loext:opacity="100%" style:font-name="Arial" fo:font-size="8pt" style:letter-kerning="false" style:font-name-asian="Times New Roman1" style:font-size-asian="8pt" style:language-asian="fr" style:country-asian="FR" style:font-name-complex="Arial2" style:font-size-complex="8pt"/>
    </style:style>
    <style:style style:name="T15" style:family="text">
      <style:text-properties fo:color="#000000" loext:opacity="100%" style:font-name="Arial" fo:font-size="10pt" style:letter-kerning="false" style:font-name-asian="Times New Roman1" style:font-size-asian="10pt" style:language-asian="fr" style:country-asian="FR" style:font-name-complex="Arial2" style:font-size-complex="10pt"/>
    </style:style>
    <style:style style:name="T16" style:family="text">
      <style:text-properties fo:color="#000000" loext:opacity="100%" style:font-name="Aptos Narrow" style:letter-kerning="false" style:font-name-asian="Times New Roman1" style:language-asian="fr" style:country-asian="FR" style:font-name-complex="Times New Roman1"/>
    </style:style>
    <style:style style:name="T17" style:family="text">
      <style:text-properties fo:color="#000000" loext:opacity="100%" style:font-name="Aptos Narrow" fo:font-size="11pt" style:letter-kerning="false" style:font-name-asian="Times New Roman1" style:font-size-asian="11pt" style:language-asian="fr" style:country-asian="FR" style:font-name-complex="Times New Roman1" style:font-size-complex="11pt"/>
    </style:style>
    <style:style style:name="T18" style:family="text">
      <style:text-properties fo:font-size="11pt" fo:language="fr" fo:country="CH" style:font-size-asian="11pt" style:font-size-complex="11pt"/>
    </style:style>
    <style:style style:name="T19" style:family="text">
      <style:text-properties fo:color="#2a6099" loext:opacity="100%" style:font-name="Liberation Sans1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2a6099" loext:opacity="100%" style:font-name="Liberation Sans1" fo:font-size="12pt" fo:font-weight="bold" officeooo:rsid="001ee01a" style:font-size-asian="12pt" style:font-weight-asian="bold" style:font-size-complex="12pt" style:font-weight-complex="bold"/>
    </style:style>
    <style:style style:name="T21" style:family="text">
      <style:text-properties fo:color="#2a6099" loext:opacity="100%" style:font-name="Liberation Sans1" fo:font-size="12pt" fo:font-weight="bold" officeooo:rsid="001f6368" style:font-size-asian="12pt" style:font-weight-asian="bold" style:font-size-complex="12pt" style:font-weight-complex="bold"/>
    </style:style>
    <style:style style:name="T22" style:family="text">
      <style:text-properties officeooo:rsid="0002fff1"/>
    </style:style>
    <style:style style:name="T23" style:family="text">
      <style:text-properties style:font-name="Liberation Sans1"/>
    </style:style>
    <style:style style:name="T24" style:family="text">
      <style:text-properties style:font-name="Liberation Sans1" fo:font-size="10pt" style:font-size-asian="10pt" style:font-size-complex="10pt"/>
    </style:style>
    <style:style style:name="T25" style:family="text">
      <style:text-properties style:font-name="Liberation Sans1" fo:font-size="10pt" officeooo:rsid="0002b782" style:font-size-asian="10pt" style:font-size-complex="10pt"/>
    </style:style>
    <style:style style:name="T26" style:family="text">
      <style:text-properties style:font-name="Liberation Sans1" fo:font-size="10pt" officeooo:rsid="001ee01a" style:font-size-asian="10pt" style:font-size-complex="10pt"/>
    </style:style>
    <style:style style:name="T27" style:family="text">
      <style:text-properties style:font-name="Liberation Sans1" fo:font-size="10pt" officeooo:rsid="001f6368" style:font-size-asian="10pt" style:font-size-complex="10pt"/>
    </style:style>
    <style:style style:name="T28" style:family="text">
      <style:text-properties style:font-name="Liberation Sans1" fo:font-size="10pt" officeooo:rsid="002023a6" style:font-size-asian="10pt" style:font-size-complex="10pt"/>
    </style:style>
    <style:style style:name="T29" style:family="text">
      <style:text-properties style:font-name="Liberation Sans1" fo:font-size="16pt" style:font-size-asian="16pt" style:font-size-complex="16pt"/>
    </style:style>
    <style:style style:name="T30" style:family="text">
      <style:text-properties style:font-name="Liberation Sans1" fo:font-size="16pt" officeooo:rsid="0006075a" style:font-size-asian="16pt" style:font-size-complex="16pt"/>
    </style:style>
    <style:style style:name="T31" style:family="text">
      <style:text-properties style:font-name="Liberation Sans1" fo:font-size="16pt" officeooo:rsid="00065fca" style:font-size-asian="16pt" style:font-size-complex="16pt"/>
    </style:style>
    <style:style style:name="T32" style:family="text">
      <style:text-properties style:font-name="Liberation Sans1" fo:font-size="16pt" officeooo:rsid="001f6368" style:font-size-asian="16pt" style:font-size-complex="16pt"/>
    </style:style>
    <style:style style:name="T33" style:family="text">
      <style:text-properties style:use-window-font-color="true" loext:opacity="0%" style:font-name="Liberation Sans1" fo:font-size="12pt" fo:font-weight="normal" officeooo:rsid="00200df4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Liberation Sans1" fo:font-size="12pt" fo:font-weight="normal" officeooo:rsid="0022c996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Liberation Sans1" fo:font-size="12pt" fo:font-weight="normal" officeooo:rsid="002624ea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Liberation Sans1" fo:font-size="8pt" fo:font-weight="normal" officeooo:rsid="001ee01a" style:font-size-asian="8pt" style:font-weight-asian="normal" style:font-size-complex="8pt" style:font-weight-complex="normal"/>
    </style:style>
    <style:style style:name="T37" style:family="text">
      <style:text-properties style:use-window-font-color="true" loext:opacity="0%" style:font-name="Liberation Sans1" fo:font-size="10pt" fo:font-weight="normal" officeooo:rsid="001ee01a" style:font-size-asian="10pt" style:font-weight-asian="normal" style:font-size-complex="10pt" style:font-weight-complex="normal"/>
    </style:style>
    <style:style style:name="T38" style:family="text">
      <style:text-properties style:use-window-font-color="true" loext:opacity="0%" fo:font-size="8pt" fo:font-weight="normal" officeooo:rsid="0022c996" style:font-size-asian="8pt" style:font-weight-asian="normal" style:font-size-complex="8pt" style:font-weight-complex="normal"/>
    </style:style>
    <style:style style:name="T39" style:family="text">
      <style:text-properties style:use-window-font-color="true" loext:opacity="0%" fo:font-weight="bold" fo:background-color="#ffff00" loext:char-shading-value="0" style:font-weight-asian="bold" style:font-weight-complex="bold"/>
    </style:style>
    <style:style style:name="T40" style:family="text">
      <style:text-properties style:font-name="Times New Roman" fo:font-size="10pt" style:letter-kerning="false" style:font-name-asian="Times New Roman1" style:font-size-asian="10pt" style:language-asian="fr" style:country-asian="FR" style:font-name-complex="Times New Roman1" style:font-size-complex="10pt"/>
    </style:style>
    <style:style style:name="T41" style:family="text">
      <style:text-properties officeooo:rsid="0022c996"/>
    </style:style>
    <style:style style:name="T42" style:family="text">
      <style:text-properties officeooo:rsid="00244e83"/>
    </style:style>
    <style:style style:name="T43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T44" style:family="text">
      <style:text-properties style:text-outline="false" style:text-line-through-style="none" style:text-line-through-type="none" style:font-name="Arial" fo:font-style="normal" fo:text-shadow="none" style:text-underline-style="none" fo:font-weight="bold" style:font-style-asian="normal" style:font-weight-asian="bold" style:text-emphasize="none"/>
    </style:style>
    <style:style style:name="T45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48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officeooo:rsid="002c6cd5"/>
    </style:style>
    <style:style style:name="T53" style:family="text">
      <style:text-properties officeooo:rsid="002ef4fb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iting-mode="lr-tb" loext:decorative="false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loext:fill-use-slide-background="false" draw:textarea-horizontal-align="justify" draw:textarea-vertical-align="middle" draw:auto-grow-height="false" fo:min-height="1.974cm" fo:min-width="1.72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89cm" fo:min-width="1.28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318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loext:fill-use-slide-background="false" draw:textarea-horizontal-align="justify" draw:textarea-vertical-align="middle" draw:auto-grow-height="false" fo:min-height="1.974cm" fo:min-width="1.72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89cm" fo:min-width="1.91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48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482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loext:fill-use-slide-background="false" draw:textarea-horizontal-align="justify" draw:textarea-vertical-align="middle" draw:auto-grow-height="false" fo:min-height="2.141cm" fo:min-width="1.72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29cm" fo:min-width="1.01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933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Extrémités_20_de_20_flèche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loext:fill-use-slide-background="false" draw:textarea-horizontal-align="justify" draw:textarea-vertical-align="middle" draw:auto-grow-height="false" fo:min-height="2.251cm" fo:min-width="1.44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89cm" fo:min-width="1.36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loext:fill-use-slide-background="false" draw:textarea-horizontal-align="justify" draw:textarea-vertical-align="middle" draw:auto-grow-height="false" fo:min-height="3.641cm" fo:min-width="4.02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9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Extrémités_20_de_20_flèche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Extrémités_20_de_20_flèche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loext:fill-use-slide-background="false" draw:textarea-horizontal-align="justify" draw:textarea-vertical-align="middle" draw:auto-grow-height="false" fo:min-height="2.249cm" fo:min-width="1.44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89cm" fo:min-width="1.9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Extrémités_20_de_20_flèche_20_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ésumé Soumchif avec Django</text:p>
      <text:p text:style-name="P17"/>
      <text:h text:style-name="P1" text:outline-level="1"><text:bookmark-start text:name="_Toc217554532"/><text:bookmark-start text:name="_Toc217543956"/>But<text:bookmark-end text:name="_Toc217554532"/><text:bookmark-end text:name="_Toc217543956"/></text:h>
      <text:p text:style-name="P3" loext:marker-style-name="T2"><text:span text:style-name="T2">Établir une liste d’équipements pour faire une soumission.</text:span></text:p>
      <text:h text:style-name="P1" text:outline-level="1" loext:marker-style-name="T2"><text:bookmark-start text:name="_Toc217543957"/><text:bookmark-start text:name="_Toc217554533"/><text:span text:style-name="T2">Méthode</text:span><text:bookmark-end text:name="_Toc217543957"/><text:bookmark-end text:name="_Toc217554533"/></text:h>
      <text:p text:style-name="P3" loext:marker-style-name="T2"><text:span text:style-name="T2">Les </text:span><text:span text:style-name="T6">équipements</text:span><text:span text:style-name="T2"> sont regroupés dans un </text:span><text:span text:style-name="T6">catalogue d’équipements</text:span><text:span text:style-name="T2">. Les différents </text:span><text:span text:style-name="T6">systèmes</text:span><text:span text:style-name="T2"> d’une installation de chauffage sont regroupés dans un </text:span><text:span text:style-name="T6">catalogue de systèmes</text:span><text:span text:style-name="T2">.</text:span></text:p>
      <text:p text:style-name="P3" loext:marker-style-name="T2"><text:span text:style-name="T2">Un </text:span><text:span text:style-name="T6">canevas</text:span><text:span text:style-name="T2"> informe sur l’utilisation, ou non, d’un équipement dans un système. Ce canevas sert de base pour l’établissement de la liste de matériel pour la soumission.</text:span></text:p>
      <text:p text:style-name="P3" loext:marker-style-name="T2"><text:span text:style-name="T2">Un </text:span><text:span text:style-name="T6">article</text:span><text:span text:style-name="T2"> est considéré comme un équipement qui a un prix et une quantité.</text:span></text:p>
      <text:p text:style-name="P3" loext:marker-style-name="T2"><text:span text:style-name="T2">Le chauffagiste recevra ce canevas pour établir la liste de matériel dans un </text:span><text:span text:style-name="T6">classeur Excel</text:span><text:span text:style-name="T2">.</text:span></text:p>
      <text:p text:style-name="P33" loext:marker-style-name="T7"><text:span text:style-name="T7">┌──────────────────────────────┐</text:span></text:p>
      <text:p text:style-name="P33" loext:marker-style-name="T7"><text:span text:style-name="T7">│ Catalogue d’équipements <text:s text:c="5"/>│</text:span></text:p>
      <text:p text:style-name="P33" loext:marker-style-name="T7"><text:span text:style-name="T7">│ (liste des équipements) <text:s text:c="5"/>│</text:span></text:p>
      <text:p text:style-name="P33" loext:marker-style-name="T7"><text:span text:style-name="T7">└──────────────</text:span><text:span text:style-name="T8">┬</text:span><text:span text:style-name="T9">───────────────┘</text:span></text:p>
      <text:p text:style-name="P33" loext:marker-style-name="T7"><text:span text:style-name="T7">│</text:span></text:p>
      <text:p text:style-name="P33" loext:marker-style-name="T7"><text:span text:style-name="T7">│ équipements</text:span></text:p>
      <text:p text:style-name="P33" loext:marker-style-name="T7"><text:span text:style-name="T1">▼</text:span></text:p>
      <text:p text:style-name="P33" loext:marker-style-name="T7"><text:span text:style-name="T7">┌──────────────────────────────┐</text:span></text:p>
      <text:p text:style-name="P33" loext:marker-style-name="T7"><text:span text:style-name="T7">│ Catalogue de systèmes <text:s text:c="7"/>│</text:span></text:p>
      <text:p text:style-name="P33" loext:marker-style-name="T7"><text:span text:style-name="T7">│ (chauffage, installation…) <text:s/>│</text:span></text:p>
      <text:p text:style-name="P33" loext:marker-style-name="T7"><text:span text:style-name="T7">└──────────────</text:span><text:span text:style-name="T8">┬</text:span><text:span text:style-name="T9">───────────────┘</text:span></text:p>
      <text:p text:style-name="P33" loext:marker-style-name="T7"><text:span text:style-name="T7">│</text:span></text:p>
      <text:p text:style-name="P33" loext:marker-style-name="T7"><text:span text:style-name="T7">│ relation équipement ↔ système</text:span></text:p>
      <text:p text:style-name="P33" loext:marker-style-name="T7"><text:span text:style-name="T1">▼</text:span></text:p>
      <text:p text:style-name="P33" loext:marker-style-name="T7"><text:span text:style-name="T7">┌──────────────────────────────┐</text:span></text:p>
      <text:p text:style-name="P33" loext:marker-style-name="T7"><text:span text:style-name="T7">│ Canevas <text:s text:c="21"/>│</text:span></text:p>
      <text:p text:style-name="P33" loext:marker-style-name="T7"><text:span text:style-name="T7">│ - indique si un équipement <text:s text:c="2"/>│</text:span></text:p>
      <text:p text:style-name="P33" loext:marker-style-name="T7"><text:span text:style-name="T7">│ <text:s text:c="2"/>est utilisé dans un système│</text:span></text:p>
      <text:p text:style-name="P33" loext:marker-style-name="T7"><text:span text:style-name="T7">│ - base de la soumission <text:s text:c="5"/>│</text:span></text:p>
      <text:p text:style-name="P33" loext:marker-style-name="T7"><text:span text:style-name="T7">└──────────────</text:span><text:span text:style-name="T8">┬</text:span><text:span text:style-name="T9">───────────────┘</text:span></text:p>
      <text:p text:style-name="P33" loext:marker-style-name="T7"><text:span text:style-name="T7">│</text:span></text:p>
      <text:p text:style-name="P33" loext:marker-style-name="T7"><text:span text:style-name="T7">│ utilisé pour créer</text:span></text:p>
      <text:p text:style-name="P33" loext:marker-style-name="T7"><text:span text:style-name="T1">▼</text:span></text:p>
      <text:p text:style-name="P33" loext:marker-style-name="T7"><text:span text:style-name="T7">┌──────────────────────────────┐</text:span></text:p>
      <text:p text:style-name="P33" loext:marker-style-name="T7"><text:span text:style-name="T7">│ Liste de matériel <text:s text:c="11"/>│</text:span></text:p>
      <text:p text:style-name="P33" loext:marker-style-name="T7"><text:span text:style-name="T7">│ (articles) <text:s text:c="18"/>│</text:span></text:p>
      <text:p text:style-name="P33" loext:marker-style-name="T7"><text:span text:style-name="T7">│ - équipement <text:s text:c="16"/>│</text:span></text:p>
      <text:p text:style-name="P33" loext:marker-style-name="T7"><text:span text:style-name="T7">│ - prix <text:s text:c="22"/>│</text:span></text:p>
      <text:p text:style-name="P33" loext:marker-style-name="T7"><text:span text:style-name="T7">│ - quantité <text:s text:c="18"/>│</text:span></text:p>
      <text:p text:style-name="P33" loext:marker-style-name="T7"><text:span text:style-name="T7">└──────────────</text:span><text:span text:style-name="T8">┬</text:span><text:span text:style-name="T9">───────────────┘</text:span></text:p>
      <text:p text:style-name="P33" loext:marker-style-name="T7"><text:span text:style-name="T7">│</text:span></text:p>
      <text:p text:style-name="P33" loext:marker-style-name="T7"><text:span text:style-name="T7">│ transmis à</text:span></text:p>
      <text:p text:style-name="P33" loext:marker-style-name="T7"><text:span text:style-name="T1">▼</text:span></text:p>
      <text:p text:style-name="P33" loext:marker-style-name="T7"><text:span text:style-name="T7">┌──────────────────────────────┐</text:span></text:p>
      <text:p text:style-name="P33" loext:marker-style-name="T7"><text:span text:style-name="T7">│ Chauffagiste <text:s text:c="16"/>│</text:span></text:p>
      <text:p text:style-name="P33" loext:marker-style-name="T7"><text:span text:style-name="T7">│ Classeur Excel <text:s text:c="14"/>│</text:span></text:p>
      <text:p text:style-name="P33" loext:marker-style-name="T7"><text:span text:style-name="T7">│ (liste de matériel finale) <text:s text:c="2"/>│</text:span></text:p>
      <text:p text:style-name="P33" loext:marker-style-name="T7"><text:span text:style-name="T7">└──────────────</text:span><text:span text:style-name="T8">┬</text:span><text:span text:style-name="T9">───────────────┘</text:span></text:p>
      <text:h text:style-name="P26" text:outline-level="2" loext:marker-style-name="T2"><text:bookmark-start text:name="_Toc217543958"/></text:h>
      <text:p text:style-name="P35" loext:marker-style-name="T2"/>
      <text:p text:style-name="P35" loext:marker-style-name="T2"/>
      <text:p text:style-name="P35" loext:marker-style-name="T2"/>
      <text:p text:style-name="P35" loext:marker-style-name="T2"/>
      <text:h text:style-name="P2" text:outline-level="2" loext:marker-style-name="T7"><text:bookmark-start text:name="_Toc217554534"/><text:soft-page-break/><text:span text:style-name="T2">Catalogue d’équipements</text:span><text:bookmark-end text:name="_Toc217554534"/><text:bookmark-end text:name="_Toc217543958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39" loext:marker-style-name="T10"><text:span text:style-name="T10">ID</text:span></text:p>
          </table:table-cell>
          <table:table-cell table:style-name="Tableau1.A1" office:value-type="string">
            <text:p text:style-name="P39" loext:marker-style-name="T10"><text:span text:style-name="T10">Groupe</text:span></text:p>
          </table:table-cell>
          <table:table-cell table:style-name="Tableau1.A1" office:value-type="string">
            <text:p text:style-name="P39" loext:marker-style-name="T10"><text:span text:style-name="T10">Type sous-groupe</text:span></text:p>
          </table:table-cell>
          <table:table-cell table:style-name="Tableau1.A1" office:value-type="string">
            <text:p text:style-name="P39" loext:marker-style-name="T10"><text:span text:style-name="T10">Equipement</text:span></text:p>
          </table:table-cell>
        </table:table-row>
        <table:table-row table:style-name="Tableau1.1">
          <table:table-cell table:style-name="Tableau1.A2" office:value-type="string">
            <text:p text:style-name="P40" loext:marker-style-name="T11"><text:span text:style-name="T11">1</text:span></text:p>
          </table:table-cell>
          <table:table-cell table:style-name="Tableau1.B2" office:value-type="string">
            <text:p text:style-name="P39" loext:marker-style-name="T14"><text:span text:style-name="T14">Appareil</text:span></text:p>
          </table:table-cell>
          <table:table-cell table:style-name="Tableau1.C2" office:value-type="string">
            <text:p text:style-name="P39" loext:marker-style-name="T14"><text:span text:style-name="T14">Chauffe-eau</text:span></text:p>
          </table:table-cell>
          <table:table-cell table:style-name="Tableau1.D2" office:value-type="string">
            <text:p text:style-name="P39" loext:marker-style-name="T14"><text:span text:style-name="T14">Chauffe-eau SYN2000V6 C5B 2000</text:span></text:p>
          </table:table-cell>
        </table:table-row>
        <table:table-row table:style-name="Tableau1.1">
          <table:table-cell table:style-name="Tableau1.A3" office:value-type="string">
            <text:p text:style-name="P40" loext:marker-style-name="T11"><text:span text:style-name="T11">2</text:span></text:p>
          </table:table-cell>
          <table:table-cell table:style-name="Tableau1.B3" office:value-type="string">
            <text:p text:style-name="P39" loext:marker-style-name="T14"><text:span text:style-name="T14">Appareil</text:span></text:p>
          </table:table-cell>
          <table:table-cell table:style-name="Tableau1.C3" office:value-type="string">
            <text:p text:style-name="P39" loext:marker-style-name="T14"><text:span text:style-name="T14">Collecteur</text:span></text:p>
          </table:table-cell>
          <table:table-cell table:style-name="Tableau1.D3" office:value-type="string">
            <text:p text:style-name="P39" loext:marker-style-name="T11"><text:span text:style-name="T11">Collecteur 2 groupes DN 50/DN 80 + Primaires DN 100</text:span></text:p>
          </table:table-cell>
        </table:table-row>
        <table:table-row table:style-name="Tableau1.1">
          <table:table-cell table:style-name="Tableau1.A4" office:value-type="string">
            <text:p text:style-name="P40" loext:marker-style-name="T11"><text:span text:style-name="T11">19</text:span></text:p>
          </table:table-cell>
          <table:table-cell table:style-name="Tableau1.B4" office:value-type="string">
            <text:p text:style-name="P39" loext:marker-style-name="T11"><text:span text:style-name="T11">Conduites</text:span></text:p>
          </table:table-cell>
          <table:table-cell table:style-name="Tableau1.C4" office:value-type="string">
            <text:p text:style-name="P39" loext:marker-style-name="T11"><text:span text:style-name="T11">Tuyau</text:span></text:p>
          </table:table-cell>
          <table:table-cell table:style-name="Tableau1.D4" office:value-type="string">
            <text:p text:style-name="P39" loext:marker-style-name="T11"><text:span text:style-name="T11">Tuyau 3/8"</text:span></text:p>
          </table:table-cell>
        </table:table-row>
        <table:table-row table:style-name="Tableau1.1">
          <table:table-cell table:style-name="Tableau1.A5" office:value-type="string">
            <text:p text:style-name="P40" loext:marker-style-name="T11"><text:span text:style-name="T11">20</text:span></text:p>
          </table:table-cell>
          <table:table-cell table:style-name="Tableau1.B5" office:value-type="string">
            <text:p text:style-name="P39" loext:marker-style-name="T11"><text:span text:style-name="T11">Conduites</text:span></text:p>
          </table:table-cell>
          <table:table-cell table:style-name="Tableau1.C5" office:value-type="string">
            <text:p text:style-name="P39" loext:marker-style-name="T11"><text:span text:style-name="T11">Tuyau</text:span></text:p>
          </table:table-cell>
          <table:table-cell table:style-name="Tableau1.D5" office:value-type="string">
            <text:p text:style-name="P39" loext:marker-style-name="T11"><text:span text:style-name="T11">Tuyau 1/2"</text:span></text:p>
          </table:table-cell>
        </table:table-row>
        <table:table-row table:style-name="Tableau1.1">
          <table:table-cell table:style-name="Tableau1.A6" office:value-type="string">
            <text:p text:style-name="P40" loext:marker-style-name="T11"><text:span text:style-name="T11">21</text:span></text:p>
          </table:table-cell>
          <table:table-cell table:style-name="Tableau1.B6" office:value-type="string">
            <text:p text:style-name="P39" loext:marker-style-name="T11"><text:span text:style-name="T11">Conduites</text:span></text:p>
          </table:table-cell>
          <table:table-cell table:style-name="Tableau1.C6" office:value-type="string">
            <text:p text:style-name="P39" loext:marker-style-name="T11"><text:span text:style-name="T11">Tuyau</text:span></text:p>
          </table:table-cell>
          <table:table-cell table:style-name="Tableau1.D6" office:value-type="string">
            <text:p text:style-name="P39" loext:marker-style-name="T11"><text:span text:style-name="T11">Tuyau 3/4"</text:span></text:p>
          </table:table-cell>
        </table:table-row>
        <table:table-row table:style-name="Tableau1.1">
          <table:table-cell table:style-name="Tableau1.A7" office:value-type="string">
            <text:p text:style-name="P40" loext:marker-style-name="T11"><text:span text:style-name="T11">34</text:span></text:p>
          </table:table-cell>
          <table:table-cell table:style-name="Tableau1.B7" office:value-type="string">
            <text:p text:style-name="P39" loext:marker-style-name="T14"><text:span text:style-name="T14">Régulation</text:span></text:p>
          </table:table-cell>
          <table:table-cell table:style-name="Tableau1.C7" office:value-type="string">
            <text:p text:style-name="P39" loext:marker-style-name="T14"><text:span text:style-name="T14">Moteur</text:span></text:p>
          </table:table-cell>
          <table:table-cell table:style-name="Tableau1.D7" office:value-type="string">
            <text:p text:style-name="P39" loext:marker-style-name="T11"><text:span text:style-name="T11">Moteur NV24A-MOD</text:span></text:p>
          </table:table-cell>
        </table:table-row>
        <table:table-row table:style-name="Tableau1.1">
          <table:table-cell table:style-name="Tableau1.A8" office:value-type="string">
            <text:p text:style-name="P40" loext:marker-style-name="T11"><text:span text:style-name="T11">35</text:span></text:p>
          </table:table-cell>
          <table:table-cell table:style-name="Tableau1.B8" office:value-type="string">
            <text:p text:style-name="P39" loext:marker-style-name="T14"><text:span text:style-name="T14">Régulation</text:span></text:p>
          </table:table-cell>
          <table:table-cell table:style-name="Tableau1.C8" office:value-type="string">
            <text:p text:style-name="P39" loext:marker-style-name="T14"><text:span text:style-name="T14">Moteur</text:span></text:p>
          </table:table-cell>
          <table:table-cell table:style-name="Tableau1.D8" office:value-type="string">
            <text:p text:style-name="P39" loext:marker-style-name="T11"><text:span text:style-name="T11">Moteur CQ24A-MPL</text:span></text:p>
          </table:table-cell>
        </table:table-row>
        <table:table-row table:style-name="Tableau1.1">
          <table:table-cell table:style-name="Tableau1.A9" office:value-type="string">
            <text:p text:style-name="P40" loext:marker-style-name="T11"><text:span text:style-name="T11">36</text:span></text:p>
          </table:table-cell>
          <table:table-cell table:style-name="Tableau1.B9" office:value-type="string">
            <text:p text:style-name="P39" loext:marker-style-name="T14"><text:span text:style-name="T14">Régulation</text:span></text:p>
          </table:table-cell>
          <table:table-cell table:style-name="Tableau1.C9" office:value-type="string">
            <text:p text:style-name="P39" loext:marker-style-name="T14"><text:span text:style-name="T14">Moteur</text:span></text:p>
          </table:table-cell>
          <table:table-cell table:style-name="Tableau1.D9" office:value-type="string">
            <text:p text:style-name="P39" loext:marker-style-name="T11"><text:span text:style-name="T11">Moteur NV24A-MOD</text:span></text:p>
          </table:table-cell>
        </table:table-row>
        <table:table-row table:style-name="Tableau1.1">
          <table:table-cell table:style-name="Tableau1.A10" office:value-type="string">
            <text:p text:style-name="P40" loext:marker-style-name="T11"><text:span text:style-name="T11">44</text:span></text:p>
          </table:table-cell>
          <table:table-cell table:style-name="Tableau1.B10" office:value-type="string">
            <text:p text:style-name="P39" loext:marker-style-name="T14"><text:span text:style-name="T14">Robinetterie</text:span></text:p>
          </table:table-cell>
          <table:table-cell table:style-name="Tableau1.C10" office:value-type="string">
            <text:p text:style-name="P39" loext:marker-style-name="T14"><text:span text:style-name="T14">Bouteille</text:span></text:p>
          </table:table-cell>
          <table:table-cell table:style-name="Tableau1.D10" office:value-type="string">
            <text:p text:style-name="P39" loext:marker-style-name="T11"><text:span text:style-name="T11">Bouteille DN 100</text:span></text:p>
          </table:table-cell>
        </table:table-row>
        <table:table-row table:style-name="Tableau1.1">
          <table:table-cell table:style-name="Tableau1.A11" office:value-type="string">
            <text:p text:style-name="P40" loext:marker-style-name="T11"><text:span text:style-name="T11">45</text:span></text:p>
          </table:table-cell>
          <table:table-cell table:style-name="Tableau1.B11" office:value-type="string">
            <text:p text:style-name="P39" loext:marker-style-name="T14"><text:span text:style-name="T14">Robinetterie</text:span></text:p>
          </table:table-cell>
          <table:table-cell table:style-name="Tableau1.C11" office:value-type="string">
            <text:p text:style-name="P39" loext:marker-style-name="T14"><text:span text:style-name="T14">Bouteille</text:span></text:p>
          </table:table-cell>
          <table:table-cell table:style-name="Tableau1.D11" office:value-type="string">
            <text:p text:style-name="P39" loext:marker-style-name="T11"><text:span text:style-name="T11">Bouteille DN 80</text:span></text:p>
          </table:table-cell>
        </table:table-row>
        <table:table-row table:style-name="Tableau1.1">
          <table:table-cell table:style-name="Tableau1.A12" office:value-type="string">
            <text:p text:style-name="P40" loext:marker-style-name="T11"><text:span text:style-name="T11">46</text:span></text:p>
          </table:table-cell>
          <table:table-cell table:style-name="Tableau1.B12" office:value-type="string">
            <text:p text:style-name="P39" loext:marker-style-name="T14"><text:span text:style-name="T14">Robinetterie</text:span></text:p>
          </table:table-cell>
          <table:table-cell table:style-name="Tableau1.C12" office:value-type="string">
            <text:p text:style-name="P39" loext:marker-style-name="T14"><text:span text:style-name="T14">Bouteille</text:span></text:p>
          </table:table-cell>
          <table:table-cell table:style-name="Tableau1.D12" office:value-type="string">
            <text:p text:style-name="P39" loext:marker-style-name="T11"><text:span text:style-name="T11">Bouteille DN 65</text:span></text:p>
          </table:table-cell>
        </table:table-row>
      </table:table>
      <text:p text:style-name="P35" loext:marker-style-name="T2"/>
      <text:p text:style-name="P3" loext:marker-style-name="T2"><text:span text:style-name="T2">Les équipements sont regroupés dans une liste de catégories nommée </text:span><text:span text:style-name="T6">groupes d’articles</text:span><text:span text:style-name="T2"> : </text:span></text:p>
      <text:p text:style-name="P34" loext:marker-style-name="T43"><text:span text:style-name="T43"/></text:p>
      <text:p text:style-name="P34" loext:marker-style-name="T43"><text:span text:style-name="T43"/></text:p>
      <text:p text:style-name="P42" loext:marker-style-name="T43"><text:span text:style-name="T44">INSERT INTO systeme_systemegroupe(nom)Values('Appareils');</text:span></text:p>
      <text:p text:style-name="P42" loext:marker-style-name="T43"><text:span text:style-name="T44">INSERT INTO systeme_systemegroupe(nom)Values('Conduites/Calorifugeage');</text:span></text:p>
      <text:p text:style-name="P42" loext:marker-style-name="T43"><text:span text:style-name="T44">INSERT INTO systeme_systemegroupe(nom)Values('Robinetterie');</text:span></text:p>
      <text:p text:style-name="P42" loext:marker-style-name="T43"><text:span text:style-name="T44">INSERT INTO systeme_systemegroupe(nom)Values('Régulation');</text:span></text:p>
      <text:p text:style-name="P42" loext:marker-style-name="T43"><text:span text:style-name="T44">INSERT INTO systeme_systemegroupe(nom)Values('Montage - Démontage - Adaptation');</text:span></text:p>
      <text:p text:style-name="P42" loext:marker-style-name="T43"><text:span text:style-name="T44"/></text:p>
      <text:p text:style-name="P35" loext:marker-style-name="T2"/>
      <text:p text:style-name="P35" loext:marker-style-name="T2"/>
      <text:p text:style-name="P35" loext:marker-style-name="T2"/>
      <text:p text:style-name="P3" loext:marker-style-name="T2"><text:span text:style-name="T2">Les </text:span><text:span text:style-name="T6">Type sous-groupes</text:span><text:span text:style-name="T2"> sont construits selon méthode « EAV » pour Equipement-Attributs-Valeurs. En gros cela représente une clas</text:span><text:span text:style-name="T3">s</text:span><text:span text:style-name="T2">e où l’on a précisé les valeurs acceptables pour chaque attribut.</text:span></text:p>
      <text:p text:style-name="P3" loext:marker-style-name="T2"><text:span text:style-name="T2">Les professionnels préciseront si un équipement peut servir dans un système particulier (p. ex : Gaz, Mazout,PAC, Chauffage au sol, Radiateurs,Ventilation, etc.)</text:span></text:p>
      <text:p text:style-name="P3" loext:marker-style-name="T2"><text:span text:style-name="T2"/></text:p>
      <text:p text:style-name="P3" loext:marker-style-name="T2"><text:span text:style-name="T2"/></text:p>
      <text:h text:style-name="P2" text:outline-level="2" loext:marker-style-name="T2"><text:bookmark-start text:name="_Toc217543959"/><text:bookmark-start text:name="_Toc217554535"/><text:span text:style-name="T2">Catalogue de systèmes</text:span><text:bookmark-end text:name="_Toc217543959"/><text:bookmark-end text:name="_Toc217554535"/></text:h>
      <text:p text:style-name="P3" loext:marker-style-name="T2"><text:span text:style-name="T2">Ils sont classés selon leur mode de </text:span><text:span text:style-name="T4">production</text:span><text:span text:style-name="T2"> ou </text:span><text:span text:style-name="T4">émission</text:span><text:span text:style-name="T2">.</text:span></text:p>
      <text:p text:style-name="P35" loext:marker-style-name="T2"><draw:frame draw:style-name="fr1" draw:name="Cadre2" text:anchor-type="paragraph" svg:x="-0.009cm" svg:y="0.178cm" svg:width="9.844cm" draw:z-index="0" loext:may-break-between-pages="true"><draw:text-box fo:min-height="0.041cm"><table:table table:name="Tableau3" table:style-name="Tableau3"><table:table-column table:style-name="Tableau3.A"/><table:table-column table:style-name="Tableau3.B"/><table:table-row table:style-name="Tableau3.1"><table:table-cell table:style-name="Tableau3.A1" table:number-columns-spanned="2" office:value-type="string"><text:p text:style-name="P46" loext:marker-style-name="T5"><text:span text:style-name="T5">Systèmes</text:span></text:p></table:table-cell><table:covered-table-cell/></table:table-row><table:table-row table:style-name="Tableau3.1"><table:table-cell table:style-name="Tableau3.A1" office:value-type="string"><text:p text:style-name="P46" loext:marker-style-name="T5"><text:span text:style-name="T5">Production</text:span></text:p></table:table-cell><table:table-cell table:style-name="Tableau3.A1" office:value-type="string"><text:p text:style-name="P46" loext:marker-style-name="T5"><text:span text:style-name="T5">Emission</text:span></text:p></table:table-cell></table:table-row><table:table-row table:style-name="Tableau3.3"><table:table-cell table:style-name="Tableau3.A1" office:value-type="string"><text:p text:style-name="P46" loext:marker-style-name="T18"><text:span text:style-name="T18">Gaz</text:span></text:p></table:table-cell><table:table-cell table:style-name="Tableau3.A1" office:value-type="string"><text:p text:style-name="P46" loext:marker-style-name="T18"><text:span text:style-name="T18">Chauffage au sol</text:span></text:p></table:table-cell></table:table-row><table:table-row table:style-name="Tableau3.1"><table:table-cell table:style-name="Tableau3.A1" office:value-type="string"><text:p text:style-name="P46" loext:marker-style-name="T18"><text:span text:style-name="T18">Pompe à chaleur</text:span></text:p></table:table-cell><table:table-cell table:style-name="Tableau3.A1" office:value-type="string"><text:p text:style-name="P46" loext:marker-style-name="T18"><text:span text:style-name="T18">Radiateurs</text:span></text:p></table:table-cell></table:table-row><table:table-row table:style-name="Tableau3.1"><table:table-cell table:style-name="Tableau3.A1" office:value-type="string"><text:p text:style-name="P46" loext:marker-style-name="T18"><text:span text:style-name="T18">Mazout</text:span></text:p></table:table-cell><table:table-cell table:style-name="Tableau3.A1" office:value-type="string"><text:p text:style-name="P47" loext:marker-style-name="T18"/></table:table-cell></table:table-row><table:table-row table:style-name="Tableau3.1"><table:table-cell table:style-name="Tableau3.A1" office:value-type="string"><text:p text:style-name="P46" loext:marker-style-name="T18"><text:span text:style-name="T18">Eolienne …</text:span></text:p></table:table-cell><table:table-cell table:style-name="Tableau3.A1" office:value-type="string"><text:p text:style-name="P47" loext:marker-style-name="T18"/></table:table-cell></table:table-row></table:table></draw:text-box></draw:frame></text:p>
      <text:p text:style-name="P35" loext:marker-style-name="T2"/>
      <text:h text:style-name="P2" text:outline-level="2"><text:bookmark-start text:name="_Toc217543960"/></text:h>
      <text:h text:style-name="P2" text:outline-level="2"/>
      <text:p text:style-name="P3"/>
      <text:p text:style-name="P22">.schema systeme_systemetype</text:p>
      <text:p text:style-name="P44">CREATE TABLE IF NOT EXISTS "systeme_systemetype" (</text:p>
      <text:p text:style-name="P44">"id" integer NOT NULL PRIMARY KEY AUTOINCREMENT, </text:p>
      <text:p text:style-name="P44">"nom" varchar(100) NOT NULL, "abreviation" varchar(10) NULL, </text:p>
      <text:p text:style-name="P44">"prodouemis" varchar(4) NOT NULL</text:p>
      <text:p text:style-name="P44">);</text:p>
      <text:p text:style-name="P22"/>
      <text:p text:style-name="P23">INSERT INTO systeme_systeme<text:span text:style-name="T53">type</text:span>(nom, <text:span text:style-name="T53">prodouemis</text:span>)<text:span text:style-name="T52"> </text:span>VALUES('Pompe à chaleur',<text:span text:style-name="T53">'Production'</text:span>);</text:p>
      <text:p text:style-name="P45">INSERT INTO systeme_systeme<text:span text:style-name="T53">type</text:span>(nom, <text:span text:style-name="T53">prodouemis</text:span>) VALUES('Chauffage au sol ','<text:span text:style-name="T53">Emission</text:span>'<text:span text:style-name="T52">);</text:span></text:p>
      <text:p text:style-name="P45">INSERT INTO systeme_systeme<text:span text:style-name="T53">type</text:span>(nom, <text:span text:style-name="T53">prodouemis</text:span>) VALUES('Mazout','<text:span text:style-name="T53">Production</text:span>');</text:p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h text:style-name="P2" text:outline-level="2"><text:bookmark-start text:name="_Toc217554536"/>Le canevas<text:bookmark-end text:name="_Toc217554536"/><text:bookmark-end text:name="_Toc217543960"/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row table:style-name="Tableau4.1">
          <table:table-cell table:style-name="Tableau4.A1" table:number-columns-spanned="4" office:value-type="string">
            <text:p text:style-name="P41" loext:marker-style-name="T16"><text:span text:style-name="T16">Catalogue d'équipements</text:span></text:p>
          </table:table-cell>
          <table:covered-table-cell/>
          <table:covered-table-cell/>
          <table:covered-table-cell/>
          <table:table-cell table:style-name="Tableau4.A1" table:number-columns-spanned="4" office:value-type="string">
            <text:p text:style-name="P41" loext:marker-style-name="T17"><text:span text:style-name="T17">Systèmes</text:span>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2" office:value-type="string">
            <text:p text:style-name="P39" loext:marker-style-name="T12"><text:span text:style-name="T12">ID</text:span></text:p>
          </table:table-cell>
          <table:table-cell table:style-name="Tableau4.A2" office:value-type="string">
            <text:p text:style-name="P39" loext:marker-style-name="T12"><text:span text:style-name="T12">Groupe</text:span></text:p>
          </table:table-cell>
          <table:table-cell table:style-name="Tableau4.A2" office:value-type="string">
            <text:p text:style-name="P39" loext:marker-style-name="T12"><text:span text:style-name="T12">Type sous-groupe</text:span></text:p>
          </table:table-cell>
          <table:table-cell table:style-name="Tableau4.A2" office:value-type="string">
            <text:p text:style-name="P39" loext:marker-style-name="T12"><text:span text:style-name="T12">Equipement</text:span></text:p>
          </table:table-cell>
          <table:table-cell table:style-name="Tableau4.E2" office:value-type="string">
            <text:p text:style-name="P39" loext:marker-style-name="T12"><text:span text:style-name="T12">PAC</text:span></text:p>
          </table:table-cell>
          <table:table-cell table:style-name="Tableau4.F2" office:value-type="string">
            <text:p text:style-name="P39" loext:marker-style-name="T12"><text:span text:style-name="T12">Gaz</text:span></text:p>
          </table:table-cell>
          <table:table-cell table:style-name="Tableau4.F2" office:value-type="string">
            <text:p text:style-name="P39" loext:marker-style-name="T12"><text:span text:style-name="T12">Radiateurs</text:span></text:p>
          </table:table-cell>
          <table:table-cell table:style-name="Tableau4.F2" office:value-type="string">
            <text:p text:style-name="P39" loext:marker-style-name="T12"><text:span text:style-name="T12">…</text:span></text:p>
          </table:table-cell>
        </table:table-row>
        <table:table-row table:style-name="Tableau4.1">
          <table:table-cell table:style-name="Tableau4.A3" office:value-type="string">
            <text:p text:style-name="P40" loext:marker-style-name="T13"><text:span text:style-name="T13">1</text:span></text:p>
          </table:table-cell>
          <table:table-cell table:style-name="Tableau4.B3" office:value-type="string">
            <text:p text:style-name="P39" loext:marker-style-name="T15"><text:span text:style-name="T15">Appareil</text:span></text:p>
          </table:table-cell>
          <table:table-cell table:style-name="Tableau4.C3" office:value-type="string">
            <text:p text:style-name="P39" loext:marker-style-name="T15"><text:span text:style-name="T15">Chauffe-eau</text:span></text:p>
          </table:table-cell>
          <table:table-cell table:style-name="Tableau4.D3" office:value-type="string">
            <text:p text:style-name="P39" loext:marker-style-name="T15"><text:span text:style-name="T15">Chaudière Elco</text:span></text:p>
          </table:table-cell>
          <table:table-cell table:style-name="Tableau4.E3" office:value-type="string">
            <text:p text:style-name="P39" loext:marker-style-name="T15"><text:span text:style-name="T15"> </text:span></text:p>
          </table:table-cell>
          <table:table-cell table:style-name="Tableau4.F3" office:value-type="string">
            <text:p text:style-name="P39" loext:marker-style-name="T15"><text:span text:style-name="T15">x</text:span></text:p>
          </table:table-cell>
          <table:table-cell table:style-name="Tableau4.G3" office:value-type="string">
            <text:p text:style-name="P48" loext:marker-style-name="T15"/>
          </table:table-cell>
          <table:table-cell table:style-name="Tableau4.H3" office:value-type="string">
            <text:p text:style-name="P51" loext:marker-style-name="T40"/>
          </table:table-cell>
        </table:table-row>
        <table:table-row table:style-name="Tableau4.1">
          <table:table-cell table:style-name="Tableau4.A4" office:value-type="string">
            <text:p text:style-name="P40" loext:marker-style-name="T13"><text:span text:style-name="T13">2</text:span></text:p>
          </table:table-cell>
          <table:table-cell table:style-name="Tableau4.B4" office:value-type="string">
            <text:p text:style-name="P39" loext:marker-style-name="T15"><text:span text:style-name="T15">Appareil</text:span></text:p>
          </table:table-cell>
          <table:table-cell table:style-name="Tableau4.C4" office:value-type="string">
            <text:p text:style-name="P39" loext:marker-style-name="T15"><text:span text:style-name="T15">Collecteur</text:span></text:p>
          </table:table-cell>
          <table:table-cell table:style-name="Tableau4.D4" office:value-type="string">
            <text:p text:style-name="P39" loext:marker-style-name="T13"><text:span text:style-name="T13">Collecteur 2 groupes</text:span></text:p>
          </table:table-cell>
          <table:table-cell table:style-name="Tableau4.E4" office:value-type="string">
            <text:p text:style-name="P39" loext:marker-style-name="T17"><text:span text:style-name="T17">x</text:span></text:p>
          </table:table-cell>
          <table:table-cell table:style-name="Tableau4.F4" office:value-type="string">
            <text:p text:style-name="P39" loext:marker-style-name="T17"><text:span text:style-name="T17">x</text:span></text:p>
          </table:table-cell>
          <table:table-cell table:style-name="Tableau4.G4" office:value-type="string">
            <text:p text:style-name="P49" loext:marker-style-name="T17"/>
          </table:table-cell>
          <table:table-cell table:style-name="Tableau4.H4" office:value-type="string">
            <text:p text:style-name="P51" loext:marker-style-name="T40"/>
          </table:table-cell>
        </table:table-row>
        <table:table-row table:style-name="Tableau4.1">
          <table:table-cell table:style-name="Tableau4.A5" office:value-type="string">
            <text:p text:style-name="P40" loext:marker-style-name="T13"><text:span text:style-name="T13">6</text:span></text:p>
          </table:table-cell>
          <table:table-cell table:style-name="Tableau4.B5" office:value-type="string">
            <text:p text:style-name="P39" loext:marker-style-name="T15"><text:span text:style-name="T15">Appareil</text:span></text:p>
          </table:table-cell>
          <table:table-cell table:style-name="Tableau4.C5" office:value-type="string">
            <text:p text:style-name="P39" loext:marker-style-name="T15"><text:span text:style-name="T15">Chaudière</text:span></text:p>
          </table:table-cell>
          <table:table-cell table:style-name="Tableau4.D5" office:value-type="string">
            <text:p text:style-name="P39" loext:marker-style-name="T15"><text:span text:style-name="T15">Chauffe-eau SYN200</text:span></text:p>
          </table:table-cell>
          <table:table-cell table:style-name="Tableau4.E5" office:value-type="string">
            <text:p text:style-name="P39" loext:marker-style-name="T15"><text:span text:style-name="T15">x</text:span></text:p>
          </table:table-cell>
          <table:table-cell table:style-name="Tableau4.F5" office:value-type="string">
            <text:p text:style-name="P48" loext:marker-style-name="T15"/>
          </table:table-cell>
          <table:table-cell table:style-name="Tableau4.G5" office:value-type="string">
            <text:p text:style-name="P39" loext:marker-style-name="T15"><text:span text:style-name="T15">x</text:span></text:p>
          </table:table-cell>
          <table:table-cell table:style-name="Tableau4.H5" office:value-type="string">
            <text:p text:style-name="P48" loext:marker-style-name="T15"/>
          </table:table-cell>
        </table:table-row>
        <table:table-row table:style-name="Tableau4.1">
          <table:table-cell table:style-name="Tableau4.A6" office:value-type="string">
            <text:p text:style-name="P40" loext:marker-style-name="T13"><text:span text:style-name="T13">19</text:span></text:p>
          </table:table-cell>
          <table:table-cell table:style-name="Tableau4.B6" office:value-type="string">
            <text:p text:style-name="P39" loext:marker-style-name="T13"><text:span text:style-name="T13">Conduites</text:span></text:p>
          </table:table-cell>
          <table:table-cell table:style-name="Tableau4.C6" office:value-type="string">
            <text:p text:style-name="P39" loext:marker-style-name="T13"><text:span text:style-name="T13">Tuyau</text:span></text:p>
          </table:table-cell>
          <table:table-cell table:style-name="Tableau4.D6" office:value-type="string">
            <text:p text:style-name="P39" loext:marker-style-name="T13"><text:span text:style-name="T13">Tuyau 3/8"</text:span></text:p>
          </table:table-cell>
          <table:table-cell table:style-name="Tableau4.E6" office:value-type="string">
            <text:p text:style-name="P39" loext:marker-style-name="T17"><text:span text:style-name="T17"> </text:span></text:p>
          </table:table-cell>
          <table:table-cell table:style-name="Tableau4.F6" office:value-type="string">
            <text:p text:style-name="P49" loext:marker-style-name="T17"/>
          </table:table-cell>
          <table:table-cell table:style-name="Tableau4.G6" office:value-type="string">
            <text:p text:style-name="P39" loext:marker-style-name="T13"><text:span text:style-name="T13">x</text:span></text:p>
          </table:table-cell>
          <table:table-cell table:style-name="Tableau4.H6" office:value-type="string">
            <text:p text:style-name="P39" loext:marker-style-name="T13"><text:span text:style-name="T13">x</text:span></text:p>
          </table:table-cell>
        </table:table-row>
        <table:table-row table:style-name="Tableau4.1">
          <table:table-cell table:style-name="Tableau4.A7" office:value-type="string">
            <text:p text:style-name="P40" loext:marker-style-name="T13"><text:span text:style-name="T13">20</text:span></text:p>
          </table:table-cell>
          <table:table-cell table:style-name="Tableau4.B7" office:value-type="string">
            <text:p text:style-name="P39" loext:marker-style-name="T13"><text:span text:style-name="T13">Conduites</text:span></text:p>
          </table:table-cell>
          <table:table-cell table:style-name="Tableau4.C7" office:value-type="string">
            <text:p text:style-name="P39" loext:marker-style-name="T13"><text:span text:style-name="T13">Tuyau</text:span></text:p>
          </table:table-cell>
          <table:table-cell table:style-name="Tableau4.D7" office:value-type="string">
            <text:p text:style-name="P39" loext:marker-style-name="T13"><text:span text:style-name="T13">Tuyau 1/2"</text:span></text:p>
          </table:table-cell>
          <table:table-cell table:style-name="Tableau4.E7" office:value-type="string">
            <text:p text:style-name="P39" loext:marker-style-name="T17"><text:span text:style-name="T17"> </text:span></text:p>
          </table:table-cell>
          <table:table-cell table:style-name="Tableau4.F7" office:value-type="string">
            <text:p text:style-name="P49" loext:marker-style-name="T17"/>
          </table:table-cell>
          <table:table-cell table:style-name="Tableau4.G7" office:value-type="string">
            <text:p text:style-name="P39" loext:marker-style-name="T13"><text:span text:style-name="T13">x</text:span></text:p>
          </table:table-cell>
          <table:table-cell table:style-name="Tableau4.H7" office:value-type="string">
            <text:p text:style-name="P50" loext:marker-style-name="T13"/>
          </table:table-cell>
        </table:table-row>
        <table:table-row table:style-name="Tableau4.2">
          <table:table-cell table:style-name="Tableau4.A8" office:value-type="string">
            <text:p text:style-name="P41" loext:marker-style-name="T17"><text:span text:style-name="T17">…</text:span></text:p>
          </table:table-cell>
          <table:table-cell table:style-name="Tableau4.B8" office:value-type="string">
            <text:p text:style-name="P41" loext:marker-style-name="T17"><text:span text:style-name="T17">…</text:span></text:p>
          </table:table-cell>
          <table:table-cell table:style-name="Tableau4.C8" office:value-type="string">
            <text:p text:style-name="P41" loext:marker-style-name="T17"><text:span text:style-name="T17">…</text:span></text:p>
          </table:table-cell>
          <table:table-cell table:style-name="Tableau4.D8" office:value-type="string">
            <text:p text:style-name="P41" loext:marker-style-name="T17"><text:span text:style-name="T17">…</text:span></text:p>
          </table:table-cell>
          <table:table-cell table:style-name="Tableau4.E8" office:value-type="string">
            <text:p text:style-name="P41" loext:marker-style-name="T17"><text:span text:style-name="T17">…</text:span></text:p>
          </table:table-cell>
          <table:table-cell table:style-name="Tableau4.F8" office:value-type="string">
            <text:p text:style-name="P41" loext:marker-style-name="T17"><text:span text:style-name="T17">…</text:span></text:p>
          </table:table-cell>
          <table:table-cell table:style-name="Tableau4.G8" office:value-type="string">
            <text:p text:style-name="P41" loext:marker-style-name="T17"><text:span text:style-name="T17">…</text:span></text:p>
          </table:table-cell>
          <table:table-cell table:style-name="Tableau4.H8" office:value-type="string">
            <text:p text:style-name="P41" loext:marker-style-name="T17"><text:span text:style-name="T17">…</text:span></text:p>
          </table:table-cell>
        </table:table-row>
      </table:table>
      <text:p text:style-name="P35" loext:marker-style-name="T2"/>
      <text:p text:style-name="P35" loext:marker-style-name="T2"/>
      <text:p text:style-name="P36" loext:marker-style-name="T2">Projet/article/models.py</text:p>
      <text:p text:style-name="P52" loext:marker-style-name="T48"><text:span text:style-name="T45">class </text:span><text:span text:style-name="T46">Canevas(models.Model):<text:line-break/> <text:s text:c="3"/>systeme = models.ForeignKey(Systeme, </text:span><text:span text:style-name="T47">on_delete</text:span><text:span text:style-name="T46">=models.CASCADE, </text:span><text:span text:style-name="T47">related_name</text:span><text:span text:style-name="T46">=</text:span><text:span text:style-name="T48">'canevas'</text:span><text:span text:style-name="T46">)<text:line-break/> <text:s text:c="3"/>article = models.ForeignKey(Article, </text:span><text:span text:style-name="T47">on_delete</text:span><text:span text:style-name="T46">=models.CASCADE, </text:span><text:span text:style-name="T47">related_name</text:span><text:span text:style-name="T46">=</text:span><text:span text:style-name="T48">'canevas'</text:span><text:span text:style-name="T46">)<text:line-break/><text:line-break/> <text:s text:c="3"/></text:span><text:span text:style-name="T45">class </text:span><text:span text:style-name="T46">Meta:<text:line-break/> <text:s text:c="7"/>unique_together = (</text:span><text:span text:style-name="T48">'systeme'</text:span><text:span text:style-name="T46">, </text:span><text:span text:style-name="T48">'article'</text:span><text:span text:style-name="T46">) <text:s/></text:span><text:span text:style-name="T49"># Pour éviter les doublons<text:line-break/><text:line-break/> <text:s text:c="3"/></text:span><text:span text:style-name="T45">def </text:span><text:span text:style-name="T50">__str__</text:span><text:span text:style-name="T46">(</text:span><text:span text:style-name="T51">self</text:span><text:span text:style-name="T46">):<text:line-break/> <text:s text:c="7"/></text:span><text:span text:style-name="T45">return </text:span><text:span text:style-name="T48">f"</text:span><text:span text:style-name="T45">{</text:span><text:span text:style-name="T51">self</text:span><text:span text:style-name="T46">.systeme.nom</text:span><text:span text:style-name="T45">}</text:span><text:span text:style-name="T48"> utilise </text:span><text:span text:style-name="T45">{</text:span><text:span text:style-name="T51">self</text:span><text:span text:style-name="T46">.article.nom</text:span><text:span text:style-name="T45">}</text:span><text:span text:style-name="T48"> )"</text:span></text:p>
      <text:p text:style-name="P36" loext:marker-style-name="T2"/>
      <text:h text:style-name="Heading_20_1" text:outline-level="1">Base de données</text:h>
      <text:p text:style-name="P37" loext:marker-style-name="T2"/>
      <text:p text:style-name="P35" loext:marker-style-name="T2"><draw:g text:anchor-type="paragraph" draw:z-index="1" draw:name="Objet de groupe 1" draw:style-name="gr1"><draw:g draw:style-name="gr2"><draw:g draw:style-name="gr2"><draw:g draw:style-name="gr2"><draw:custom-shape draw:style-name="gr3" draw:text-style-name="P53" svg:width="2.225cm" svg:height="2.225cm" svg:x="0.014cm" svg:y="0.132cm"><text:p/><draw:enhanced-geometry svg:viewBox="0 0 21600 21600" draw:type="rectangle" draw:enhanced-path="M 0 0 L 21600 0 21600 21600 0 21600 0 0 Z N"/></draw:custom-shape><draw:line draw:style-name="gr4" draw:text-style-name="P53" svg:x1="0.025cm" svg:y1="0.609cm" svg:x2="2.25cm" svg:y2="0.593cm"><text:p/></draw:line></draw:g><draw:frame draw:style-name="gr5" draw:text-style-name="P55" svg:width="1.788cm" svg:height="0.74cm" svg:x="0.233cm" svg:y="0.051cm"><draw:text-box><text:p text:style-name="P54"><text:span text:style-name="T54">Projet</text:span></text:p></draw:text-box></draw:frame><draw:frame draw:style-name="gr6" draw:text-style-name="P56" svg:width="1.735cm" svg:height="1.569cm" svg:x="0.293cm" svg:y="0.788cm"><draw:text-box><text:p text:style-name="P54"><text:span text:style-name="T55">Id</text:span></text:p><text:p text:style-name="P54"><text:span text:style-name="T55">Mandat</text:span></text:p><text:p text:style-name="P54"><text:span text:style-name="T55">Debut</text:span></text:p></draw:text-box></draw:frame></draw:g><draw:g draw:style-name="gr2"><draw:g draw:style-name="gr2"><draw:g draw:style-name="gr2"><draw:custom-shape draw:style-name="gr7" draw:text-style-name="P53" svg:width="2.227cm" svg:height="2.225cm" svg:x="3.778cm" svg:y="0.108cm"><text:p/><draw:enhanced-geometry svg:viewBox="0 0 21600 21600" draw:type="rectangle" draw:enhanced-path="M 0 0 L 21600 0 21600 21600 0 21600 0 0 Z N"/></draw:custom-shape><draw:line draw:style-name="gr4" draw:text-style-name="P53" svg:x1="3.789cm" svg:y1="0.583cm" svg:x2="6.014cm" svg:y2="0.567cm"><text:p/></draw:line></draw:g><draw:frame draw:style-name="gr8" draw:text-style-name="P55" svg:width="2.414cm" svg:height="0.74cm" svg:x="3.761cm" svg:y="0cm"><draw:text-box><text:p text:style-name="P54"><text:span text:style-name="T54">Batim</text:span><text:span text:style-name="T54">ent</text:span></text:p></draw:text-box></draw:frame><draw:frame draw:style-name="gr9" draw:text-style-name="P56" svg:width="2.29cm" svg:height="1.731cm" svg:x="3.793cm" svg:y="0.601cm"><draw:text-box><text:p text:style-name="P54"><text:span text:style-name="T55">Id</text:span></text:p><text:p text:style-name="P54"><text:span text:style-name="T55">nom</text:span></text:p><text:p text:style-name="P54"><text:span text:style-name="T55">Adress</text:span><text:span text:style-name="T55">e</text:span></text:p><text:p text:style-name="P54"><text:span text:style-name="T55">projet_i</text:span><text:span text:style-name="T55">d</text:span></text:p></draw:text-box></draw:frame></draw:g></draw:g><draw:g draw:style-name="gr2"><draw:g draw:style-name="gr2"><draw:frame draw:style-name="gr5" draw:text-style-name="P55" svg:width="1.788cm" svg:height="0.74cm" svg:x="7.417cm" svg:y="0.108cm"><draw:text-box><text:p text:style-name="P54"><text:span text:style-name="T54">Etage</text:span></text:p></draw:text-box></draw:frame><draw:g draw:style-name="gr2"><draw:g draw:style-name="gr2"><draw:custom-shape draw:style-name="gr7" draw:text-style-name="P53" svg:width="2.227cm" svg:height="2.225cm" svg:x="7.264cm" svg:y="0.277cm"><text:p/><draw:enhanced-geometry svg:viewBox="0 0 21600 21600" draw:mirror-horizontal="false" draw:mirror-vertical="false" draw:type="rectangle" draw:enhanced-path="M 0 0 L 21600 0 21600 21600 0 21600 0 0 Z N"/></draw:custom-shape><draw:line draw:style-name="gr4" draw:text-style-name="P53" svg:x1="7.276cm" svg:y1="0.753cm" svg:x2="9.501cm" svg:y2="0.737cm"><text:p/></draw:line></draw:g><draw:frame draw:style-name="gr10" draw:text-style-name="P56" svg:width="2.29cm" svg:height="1.733cm" svg:x="7.239cm" svg:y="0.757cm"><draw:text-box><text:p text:style-name="P54"><text:span text:style-name="T55">Id</text:span></text:p><text:p text:style-name="P54"><text:span text:style-name="T55">n°</text:span></text:p><text:p text:style-name="P54"><text:span text:style-name="T55">Nom</text:span></text:p><text:p text:style-name="P54"><text:span text:style-name="T55">batim_i</text:span><text:span text:style-name="T55">d</text:span></text:p></draw:text-box></draw:frame></draw:g></draw:g><draw:g draw:style-name="gr2"><draw:g draw:style-name="gr2"><draw:g draw:style-name="gr2"><draw:custom-shape draw:style-name="gr11" draw:text-style-name="P53" svg:width="2.225cm" svg:height="2.393cm" svg:x="12.229cm" svg:y="0.194cm"><text:p/><draw:enhanced-geometry svg:viewBox="0 0 21600 21600" draw:type="rectangle" draw:enhanced-path="M 0 0 L 21600 0 21600 21600 0 21600 0 0 Z N"/></draw:custom-shape><draw:line draw:style-name="gr4" draw:text-style-name="P53" svg:x1="12.239cm" svg:y1="0.706cm" svg:x2="14.464cm" svg:y2="0.689cm"><text:p/></draw:line></draw:g><draw:frame draw:style-name="gr12" draw:text-style-name="P55" svg:width="1.685cm" svg:height="0.78cm" svg:x="12.446cm" svg:y="0.108cm"><draw:text-box><text:p text:style-name="P54"><text:span text:style-name="T54">Local</text:span></text:p></draw:text-box></draw:frame><draw:frame draw:style-name="gr13" draw:text-style-name="P56" svg:width="2.123cm" svg:height="2.184cm" svg:x="12.342cm" svg:y="0.704cm"><draw:text-box><text:p text:style-name="P54"><text:span text:style-name="T55">Id</text:span></text:p><text:p text:style-name="P54"><text:span text:style-name="T55">code</text:span></text:p><text:p text:style-name="P54"><text:span text:style-name="T55">...</text:span></text:p><text:p text:style-name="P54"><text:span text:style-name="T55">etage_id</text:span></text:p><text:p text:style-name="P54"><text:span text:style-name="T55"/></text:p></draw:text-box></draw:frame></draw:g><draw:connector draw:style-name="gr14" draw:text-style-name="P57" svg:x1="9.539cm" svg:y1="1.027cm" svg:x2="12.069cm" svg:y2="2.138cm" svg:d="M9539 1027h1265v1111h1265" svg:viewBox="0 0 2531 1113"><text:p/></draw:connector><draw:connector draw:style-name="gr14" draw:text-style-name="P57" svg:x1="5.685cm" svg:y1="0.788cm" svg:x2="7.244cm" svg:y2="2.138cm" svg:d="M5685 788h781v1350h778" svg:viewBox="0 0 1561 1351"><text:p/></draw:connector><draw:connector draw:style-name="gr15" draw:text-style-name="P53" svg:x1="2.157cm" svg:y1="1cm" svg:x2="3.747cm" svg:y2="2.058cm" svg:d="M2157 1000h796v1058h794" svg:viewBox="0 0 1591 1060"><text:p/></draw:connector></draw:g></draw:g></draw:g><draw:g draw:style-name="gr2"><draw:g draw:style-name="gr2"><draw:custom-shape draw:style-name="gr16" draw:text-style-name="P53" svg:width="1.95cm" svg:height="2.502cm" svg:x="0.002cm" svg:y="4.106cm"><text:p/><draw:enhanced-geometry svg:viewBox="0 0 21600 21600" draw:type="rectangle" draw:enhanced-path="M 0 0 L 21600 0 21600 21600 0 21600 0 0 Z N"/></draw:custom-shape><draw:line draw:style-name="gr4" draw:text-style-name="P53" svg:x1="0.01cm" svg:y1="4.642cm" svg:x2="1.96cm" svg:y2="4.624cm"><text:p/></draw:line></draw:g><draw:frame draw:style-name="gr17" draw:text-style-name="P55" svg:width="1.863cm" svg:height="0.74cm" svg:x="0.014cm" svg:y="4.106cm"><draw:text-box><text:p text:style-name="P54"><text:span text:style-name="T54">Article</text:span></text:p></draw:text-box></draw:frame></draw:g><draw:g draw:style-name="gr2"><draw:custom-shape draw:style-name="gr18" draw:text-style-name="P53" svg:width="6.393cm" svg:height="5.501cm" svg:x="9.74cm" svg:y="4.1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9" draw:text-style-name="P58" svg:width="3.892cm" svg:height="0.983cm" svg:x="11.13cm" svg:y="4.934cm"><draw:text-box><text:p text:style-name="P54"><text:span text:style-name="T56">Systèmes</text:span></text:p></draw:text-box></draw:frame><draw:frame draw:style-name="gr20" draw:text-style-name="P59" svg:width="4.169cm" svg:height="2.222cm" svg:x="10.853cm" svg:y="6.107cm"><draw:text-box><text:p text:style-name="P54"><text:span text:style-name="T57">Production/Emission/Distribution</text:span></text:p><text:p text:style-name="P54"><text:span text:style-name="T58">Ex : CAS, PAS radiateurs, etc</text:span></text:p></draw:text-box></draw:frame></draw:g><draw:line draw:style-name="gr21" draw:text-style-name="P53" svg:x1="13.353cm" svg:y1="4.107cm" svg:x2="13.353cm" svg:y2="2.607cm"><text:p/></draw:line><draw:line draw:style-name="gr22" draw:text-style-name="P53" svg:x1="6.408cm" svg:y1="5.107cm" svg:x2="9.465cm" svg:y2="6.857cm"><text:p/></draw:line><draw:g draw:style-name="gr2"><draw:g draw:style-name="gr2"><draw:custom-shape draw:style-name="gr23" draw:text-style-name="P53" svg:width="1.95cm" svg:height="2.5cm" svg:x="4.461cm" svg:y="3.858cm"><text:p/><draw:enhanced-geometry svg:viewBox="0 0 21600 21600" draw:type="rectangle" draw:enhanced-path="M 0 0 L 21600 0 21600 21600 0 21600 0 0 Z N"/></draw:custom-shape><draw:line draw:style-name="gr4" draw:text-style-name="P53" svg:x1="4.469cm" svg:y1="4.392cm" svg:x2="6.419cm" svg:y2="4.374cm"><text:p/></draw:line></draw:g><draw:frame draw:style-name="gr24" draw:text-style-name="P55" svg:width="2.412cm" svg:height="0.74cm" svg:x="4.475cm" svg:y="3.858cm"><draw:text-box><text:p text:style-name="P54"><text:span text:style-name="T54">Canevas</text:span></text:p></draw:text-box></draw:frame></draw:g><draw:line draw:style-name="gr25" draw:text-style-name="P53" svg:x1="1.96cm" svg:y1="5.357cm" svg:x2="4.461cm" svg:y2="5.107cm"><text:p/></draw:line></draw:g></text:p>
      <text:p text:style-name="P35" loext:marker-style-name="T2"/>
      <text:p text:style-name="P35" loext:marker-style-name="T2"/>
      <text:p text:style-name="P35" loext:marker-style-name="T2"/>
      <text:p text:style-name="P35" loext:marker-style-name="T2"/>
      <text:h text:style-name="P6" text:outline-level="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6" text:outline-level="1"><text:soft-page-break/>class Calorifugeage</text:h>
      <table:table table:name="Tableau2" table:style-name="Tableau2">
        <table:table-column table:style-name="Tableau2.A"/>
        <table:table-column table:style-name="Tableau2.B" table:number-columns-repeated="3"/>
        <table:table-column table:style-name="Tableau2.E"/>
        <table:table-column table:style-name="Tableau2.B" table:number-columns-repeated="3"/>
        <table:table-column table:style-name="Tableau2.I"/>
        <table:table-column table:style-name="Tableau2.J"/>
        <table:table-column table:style-name="Tableau2.B" table:number-columns-repeated="2"/>
        <table:table-column table:style-name="Tableau2.I"/>
        <table:table-column table:style-name="Tableau2.E"/>
        <table:table-row table:style-name="Tableau2.1">
          <table:table-cell table:style-name="Tableau2.A1" office:value-type="string">
            <text:p text:style-name="P24">m Tuy</text:p>
          </table:table-cell>
          <table:table-cell table:style-name="Tableau2.A1" office:value-type="string">
            <text:p text:style-name="P24">Cds</text:p>
          </table:table-cell>
          <table:table-cell table:style-name="Tableau2.A1" office:value-type="string">
            <text:p text:style-name="P24">Emb</text:p>
          </table:table-cell>
          <table:table-cell table:style-name="Tableau2.A1" office:value-type="string">
            <text:p text:style-name="P24">Rob</text:p>
          </table:table-cell>
          <table:table-cell table:style-name="Tableau2.A1" office:value-type="string">
            <text:p text:style-name="P24">m Isol</text:p>
          </table:table-cell>
          <table:table-cell table:style-name="Tableau2.A1" office:value-type="string">
            <text:p text:style-name="P24">Cds</text:p>
          </table:table-cell>
          <table:table-cell table:style-name="Tableau2.A1" office:value-type="string">
            <text:p text:style-name="P24">Emb</text:p>
          </table:table-cell>
          <table:table-cell table:style-name="Tableau2.A1" office:value-type="string">
            <text:p text:style-name="P24">Rob</text:p>
          </table:table-cell>
          <table:table-cell table:style-name="Tableau2.A1" office:value-type="string">
            <text:p text:style-name="P24">m Anti Feu</text:p>
          </table:table-cell>
          <table:table-cell table:style-name="Tableau2.A1" office:value-type="string">
            <text:p text:style-name="P24">Cds</text:p>
          </table:table-cell>
          <table:table-cell table:style-name="Tableau2.A1" office:value-type="string">
            <text:p text:style-name="P24">Emb</text:p>
          </table:table-cell>
          <table:table-cell table:style-name="Tableau2.A1" office:value-type="string">
            <text:p text:style-name="P24">Rob</text:p>
          </table:table-cell>
          <table:table-cell table:style-name="Tableau2.A1" office:value-type="string">
            <text:p text:style-name="P24">Lts/m</text:p>
          </table:table-cell>
          <table:table-cell table:style-name="Tableau2.A1" office:value-type="string">
            <text:p text:style-name="P24">lts</text:p>
          </table:table-cell>
        </table:table-row>
      </table:table>
      <text:p text:style-name="Standard"/>
      <text:p text:style-name="P7"/>
      <text:h text:style-name="P8" text:outline-level="1">class Batiment</text:h>
      <text:p text:style-name="P11">Table batiment_batiment</text:p>
      <text:p text:style-name="P11"/>
      <text:p text:style-name="P10">CREATE TABLE IF NOT EXISTS "batiment_batiment" ("id" integer NOT NULL PRIMARY KEY AUTOINCREMENT, </text:p>
      <text:p text:style-name="P10">"nom" varchar(100) NOT NULL, </text:p>
      <text:p text:style-name="P10">"cp" integer NOT NULL, </text:p>
      <text:p text:style-name="P10">"rue" varchar(50) NOT NULL, </text:p>
      <text:p text:style-name="P10">"ville" varchar(50) NOT NULL, </text:p>
      <text:p text:style-name="P10">"projet_id" bigint NOT NULL REFERENCES "projet_projet" ("id") DEFERRABLE INITIALLY DEFERRED);</text:p>
      <text:p text:style-name="P10">CREATE INDEX "batiment_batiment_projet_id_88371ae4" ON "batiment_batiment" ("projet_id");</text:p>
      <text:p text:style-name="P9"/>
      <text:p text:style-name="P10">INSERT INTO batiment_etage(numero,designation,batiment_id)VALUES(9,'Sous-sol',1);</text:p>
      <text:p text:style-name="P10">INSERT INTO batiment_etage(numero,designation,batiment_id)VALUES(0,'Rez',1);</text:p>
      <text:p text:style-name="P10">INSERT INTO batiment_etage(numero,designation,batiment_id )VALUES(1,'Etage 1',1);</text:p>
      <text:p text:style-name="P10">INSERT INTO batiment_etage(numero,designation,batiment_id)VALUES(2,'Etage 2',1);</text:p>
      <text:p text:style-name="P10">INSERT INTO batiment_etage(numero,designation,batiment_id)VALUES(3,'Etage 3',1);</text:p>
      <text:p text:style-name="P10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>Dans le fichier du projet : <text:span text:style-name="T22">installer django</text:span></text:h>
      <text:p text:style-name="P18"><text:span text:style-name="Source_20_Text"><text:span text:style-name="T24">~/projects/</text:span></text:span><text:span text:style-name="Source_20_Text"><text:span text:style-name="T28">soumchif</text:span></text:span></text:p>
      <text:p text:style-name="P5">git init</text:p>
      <text:p text:style-name="P13"><text:bookmark text:name="r-7518653"/><text:span text:style-name="Source_20_Text"><text:span text:style-name="T24">python</text:span></text:span><text:span text:style-name="Source_20_Text"><text:span text:style-name="T25">3</text:span></text:span><text:span text:style-name="Source_20_Text"><text:span text:style-name="T24"> -m venv env</text:span></text:span></text:p>
      <text:p text:style-name="P13"><text:bookmark text:name="r-7518661"/><text:span text:style-name="Source_20_Text"><text:span text:style-name="T24">source env/bin/activate</text:span></text:span></text:p>
      <text:p text:style-name="P13"><text:bookmark text:name="r-7518664"/><text:span text:style-name="Source_20_Text"><text:span text:style-name="T24">pip install django</text:span></text:span></text:p>
      <text:p text:style-name="P13"><text:span text:style-name="Source_20_Text"><text:span text:style-name="T24">pip freeze &gt; requirements.txt</text:span></text:span></text:p>
      <text:p text:style-name="P13"><text:span text:style-name="Source_20_Text"><text:span text:style-name="T24"/></text:span></text:p>
      <text:h text:style-name="P12" text:outline-level="1"><text:span text:style-name="Source_20_Text"><text:span text:style-name="T23">Code de base pour un projet</text:span></text:span></text:h>
      <text:p text:style-name="P13"><text:span text:style-name="Source_20_Text"><text:span text:style-name="T24">(env) ~/projects/</text:span></text:span><text:span text:style-name="Source_20_Text"><text:span text:style-name="T28">soumchif</text:span></text:span></text:p>
      <text:p text:style-name="P13"><text:span text:style-name="Source_20_Text"><text:span text:style-name="T19">django-admin startproject </text:span></text:span><text:span text:style-name="Source_20_Text"><text:span text:style-name="T20">soumchif</text:span></text:span></text:p>
      <text:p text:style-name="P13"><text:span text:style-name="Source_20_Text"><text:span text:style-name="T24"/></text:span></text:p>
      <text:p text:style-name="P13"><text:span text:style-name="Source_20_Text"><text:span text:style-name="T24">(env) ~/projects/</text:span></text:span><text:span text:style-name="Source_20_Text"><text:span text:style-name="T26">soumchif/</text:span></text:span><text:span text:style-name="Source_20_Text"><text:span text:style-name="T28">soumchif</text:span></text:span></text:p>
      <text:p text:style-name="P38" loext:marker-style-name="T2"><text:bookmark text:name="r-7518716"/><text:span text:style-name="Source_20_Text"><text:span text:style-name="T19">python manage.py migrate <text:s/></text:span></text:span><text:span text:style-name="Source_20_Text"><text:span text:style-name="T36">(crée la base sqlite3)</text:span></text:span></text:p>
      <text:p text:style-name="P38" loext:marker-style-name="T2"><text:span text:style-name="Source_20_Text"><text:span text:style-name="T36"/></text:span></text:p>
      <text:h text:style-name="P14" text:outline-level="2"><text:bookmark text:name="r-7514641"/><text:soft-page-break/><text:span text:style-name="Source_20_Text"><text:span text:style-name="T29">Générez le code de base pour une application </text:span></text:span><text:span text:style-name="Source_20_Text"><text:span text:style-name="T30">personnelle </text:span></text:span><text:span text:style-name="Source_20_Text"><text:span text:style-name="T29">Django </text:span></text:span><text:span text:style-name="Source_20_Text"><text:span text:style-name="T31">(ici </text:span></text:span><text:span text:style-name="Source_20_Text"><text:span text:style-name="T32">catalog</text:span></text:span><text:span text:style-name="Source_20_Text"><text:span text:style-name="T31">)</text:span></text:span></text:h>
      <text:p text:style-name="P16"><text:span text:style-name="Source_20_Text"><text:span text:style-name="T24"/></text:span></text:p>
      <text:p text:style-name="P15"><text:span text:style-name="Source_20_Text"><text:span text:style-name="T24">(env) ~/projects/</text:span></text:span><text:span text:style-name="Source_20_Text"><text:span text:style-name="T28">soumchif</text:span></text:span><text:span text:style-name="Source_20_Text"><text:span text:style-name="T24">/</text:span></text:span><text:span text:style-name="Source_20_Text"><text:span text:style-name="T27">soumchif</text:span></text:span></text:p>
      <text:p text:style-name="P28" loext:marker-style-name="T2"><text:span text:style-name="Source_20_Text"><text:span text:style-name="T37">→ </text:span></text:span><text:span text:style-name="Source_20_Text"><text:span text:style-name="T20">python manage.py startapp </text:span></text:span><text:span text:style-name="Source_20_Text"><text:span text:style-name="T21">catalog</text:span></text:span></text:p>
      <text:p text:style-name="P28" loext:marker-style-name="T2"><text:span text:style-name="Source_20_Text"><text:span text:style-name="T21"/></text:span></text:p>
      <text:p text:style-name="P29" loext:marker-style-name="T2"><text:span text:style-name="Source_20_Text"><text:span text:style-name="T33">ceci gère les équipements et articles.</text:span></text:span></text:p>
      <text:p text:style-name="P29" loext:marker-style-name="T2"><text:span text:style-name="Source_20_Text"><text:span text:style-name="T33"/></text:span></text:p>
      <text:h text:style-name="Heading_20_3" text:outline-level="3"><text:span text:style-name="Source_20_Text">Authentification</text:span></text:h>
      <text:p text:style-name="Text_20_body"><text:span text:style-name="Source_20_Text"/></text:p>
      <text:p text:style-name="Preformatted_20_Text"><text:bookmark text:name="r-7390391"/><text:span text:style-name="Source_20_Text">/</text:span><text:span text:style-name="Source_20_Text"><text:span text:style-name="T42">soumchif$</text:span></text:span><text:span text:style-name="Source_20_Text">· python manage.py startapp authentication</text:span></text:p>
      <text:p text:style-name="Text_20_body"><text:span text:style-name="Source_20_Text"/></text:p>
      <text:p text:style-name="P30" loext:marker-style-name="T2"><text:bookmark text:name="r-7390392"/><text:span text:style-name="Source_20_Text"><text:span text:style-name="T38"># soumchif/settings.py</text:span></text:span></text:p>
      <text:p text:style-name="Preformatted_20_Text"><text:span text:style-name="Source_20_Text">INSTALLED_APPS = [</text:span></text:p>
      <text:p text:style-name="Preformatted_20_Text"><text:span text:style-name="Source_20_Text"><text:s text:c="4"/>...</text:span></text:p>
      <text:p text:style-name="Preformatted_20_Text"><text:span text:style-name="Source_20_Text"><text:s text:c="4"/>'django.contrib.staticfiles',</text:span></text:p>
      <text:p text:style-name="P19"><text:span text:style-name="Source_20_Text"><text:s text:c="4"/>'authentication',</text:span></text:p>
      <text:p text:style-name="P20"><text:span text:style-name="Source_20_Text"><text:span text:style-name="T41">]</text:span></text:span></text:p>
      <text:p text:style-name="P30" loext:marker-style-name="T2"><text:span text:style-name="Source_20_Text"><text:span text:style-name="T34"/></text:span></text:p>
      <text:p text:style-name="P30" loext:marker-style-name="T2"><text:span text:style-name="Source_20_Text"><text:span text:style-name="T34"/></text:span></text:p>
      <text:p text:style-name="P30" loext:marker-style-name="T2"><text:span text:style-name="Source_20_Text"><text:span text:style-name="T34"/></text:span></text:p>
      <text:p text:style-name="P30" loext:marker-style-name="T2"><text:span text:style-name="Source_20_Text"><text:span text:style-name="T34"/></text:span></text:p>
      <text:p text:style-name="P30" loext:marker-style-name="T2"><text:span text:style-name="Source_20_Text"><text:span text:style-name="T34"/></text:span></text:p>
      <text:p text:style-name="P30" loext:marker-style-name="T2"><text:span text:style-name="Source_20_Text"><text:span text:style-name="T34"/></text:span></text:p>
      <text:h text:style-name="Heading_20_1" text:outline-level="1"><text:span text:style-name="Source_20_Text"><text:span text:style-name="T39">Documentation API (Django REST Framework)</text:span></text:span></text:h>
      <text:p text:style-name="P31" loext:marker-style-name="T2"><text:span text:style-name="Source_20_Text"><text:span text:style-name="T35"/>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Table_20_Heading">URL</text:p>
            </table:table-cell>
            <table:table-cell table:style-name="Tableau5.A1" office:value-type="string">
              <text:p text:style-name="Table_20_Heading">Vue</text:p>
            </table:table-cell>
            <table:table-cell table:style-name="Tableau5.A1" office:value-type="string">
              <text:p text:style-name="Table_20_Heading">Nom</text:p>
            </table:table-cell>
          </table:table-row>
        </table:table-header-rows>
        <table:table-row>
          <table:table-cell table:style-name="Tableau5.A1" office:value-type="string">
            <text:p text:style-name="Table_20_Contents"><text:span text:style-name="Source_20_Text">/api/article/</text:span></text:p>
          </table:table-cell>
          <table:table-cell table:style-name="Tableau5.A1" office:value-type="string">
            <text:p text:style-name="Table_20_Contents">ArticleViewSet list</text:p>
          </table:table-cell>
          <table:table-cell table:style-name="Tableau5.A1" office:value-type="string">
            <text:p text:style-name="Table_20_Contents"><text:span text:style-name="Source_20_Text">article-list</text:span></text:p>
          </table:table-cell>
        </table:table-row>
        <table:table-row>
          <table:table-cell table:style-name="Tableau5.A1" office:value-type="string">
            <text:p text:style-name="Table_20_Contents"><text:span text:style-name="Source_20_Text">/api/article/&lt;pk&gt;/</text:span></text:p>
          </table:table-cell>
          <table:table-cell table:style-name="Tableau5.A1" office:value-type="string">
            <text:p text:style-name="Table_20_Contents">ArticleViewSet detail</text:p>
          </table:table-cell>
          <table:table-cell table:style-name="Tableau5.A1" office:value-type="string">
            <text:p text:style-name="Table_20_Contents"><text:span text:style-name="Source_20_Text">article-detail</text:span></text:p>
          </table:table-cell>
        </table:table-row>
        <table:table-row>
          <table:table-cell table:style-name="Tableau5.A1" office:value-type="string">
            <text:p text:style-name="P21">/api/article/?search=Vase</text:p>
          </table:table-cell>
          <table:table-cell table:style-name="Tableau5.A1" office:value-type="string">
            <text:p text:style-name="P21">ArticleViewSet</text:p>
          </table:table-cell>
          <table:table-cell table:style-name="Tableau5.A1" office:value-type="string">
            <text:p text:style-name="Table_20_Contents"/>
          </table:table-cell>
        </table:table-row>
      </table:table>
      <text:p text:style-name="P31" loext:marker-style-name="T2"><text:span text:style-name="Source_20_Text"><text:span text:style-name="T3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 Narrow" svg:font-family="'Aptos Narrow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Noto Serif CJK SC" style:font-family-asian="'Noto Serif CJK SC'" style:font-family-generic-asian="system" style:font-pitch-asian="variable" style:font-size-asian="20pt" style:font-name-complex="Noto Sans Devanagari1" style:font-family-complex="'Noto Sans Devanagari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Noto Sans Devanagari1" style:font-family-complex="'Noto Sans Devanagar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09:25:03.519746150</meta:creation-date>
    <dc:date>2026-03-28T15:13:28.899967047</dc:date>
    <meta:editing-duration>PT9H53M20S</meta:editing-duration>
    <meta:editing-cycles>18</meta:editing-cycles>
    <meta:generator>LibreOffice/24.2.7.2$Linux_X86_64 LibreOffice_project/420$Build-2</meta:generator>
    <meta:document-statistic meta:table-count="5" meta:image-count="0" meta:object-count="0" meta:page-count="5" meta:paragraph-count="241" meta:word-count="710" meta:character-count="5868" meta:non-whitespace-character-count="5172"/>
  </office:meta>
</office:document-meta>
</file>